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WealthSimple.py" manifest:media-type="application/binary"/>
  <manifest:file-entry manifest:full-path="Scripts/python/" manifest:media-type="text/xml"/>
  <manifest:file-entry manifest:full-path="Scripts/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39in"/>
    </style:style>
    <style:style style:name="co2" style:family="table-column">
      <style:table-column-properties fo:break-before="auto" style:column-width="0.6154in"/>
    </style:style>
    <style:style style:name="co3" style:family="table-column">
      <style:table-column-properties fo:break-before="auto" style:column-width="0.3799in"/>
    </style:style>
    <style:style style:name="co4" style:family="table-column">
      <style:table-column-properties fo:break-before="auto" style:column-width="0.4228in"/>
    </style:style>
    <style:style style:name="co5" style:family="table-column">
      <style:table-column-properties fo:break-before="auto" style:column-width="0.6909in"/>
    </style:style>
    <style:style style:name="co6" style:family="table-column">
      <style:table-column-properties fo:break-before="auto" style:column-width="0.7335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0.8626in"/>
    </style:style>
    <style:style style:name="co9" style:family="table-column">
      <style:table-column-properties fo:break-before="auto" style:column-width="1.0764in"/>
    </style:style>
    <style:style style:name="co10" style:family="table-column">
      <style:table-column-properties fo:break-before="auto" style:column-width="0.3154in"/>
    </style:style>
    <style:style style:name="co11" style:family="table-column">
      <style:table-column-properties fo:break-before="auto" style:column-width="0.7866in"/>
    </style:style>
    <style:style style:name="co12" style:family="table-column">
      <style:table-column-properties fo:break-before="auto" style:column-width="0.829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0.6693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1.2429in"/>
    </style:style>
    <style:style style:name="co17" style:family="table-column">
      <style:table-column-properties fo:break-before="auto" style:column-width="4.81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1" style:family="table-cell" style:parent-style-name="Default">
      <style:table-cell-properties fo:background-color="#b4c7d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3d3d3"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 style:data-style-name="N103">
      <style:table-cell-properties fo:background-color="#d3d3d3"/>
    </style:style>
    <style:style style:name="ce37" style:family="table-cell" style:parent-style-name="Default" style:data-style-name="N121">
      <style:table-cell-properties fo:background-color="#d3d3d3"/>
    </style:style>
    <style:style style:name="ce44" style:family="table-cell" style:parent-style-name="Default" style:data-style-name="N103"/>
    <style:style style:name="ce45" style:family="table-cell" style:parent-style-name="Default" style:data-style-name="N104"/>
    <style:style style:name="ce46" style:family="table-cell" style:parent-style-name="Default">
      <style:table-cell-properties fo:background-color="#87cefa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/>
    <style:style style:name="ce49" style:family="table-cell" style:parent-style-name="Default" style:data-style-name="N0"/>
    <style:style style:name="ce50" style:family="table-cell" style:parent-style-name="Default" style:data-style-name="N188"/>
    <style:style style:name="ce5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93"/>
    <style:style style:name="ce53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0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d7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729fc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4c7d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3d3d3"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03">
      <style:table-cell-properties fo:background-color="#d3d3d3"/>
    </style:style>
    <style:style style:name="ce26" style:family="table-cell" style:parent-style-name="Default" style:data-style-name="N121">
      <style:table-cell-properties fo:background-color="#d3d3d3"/>
    </style:style>
    <style:style style:name="ce27" style:family="table-cell" style:parent-style-name="Default" style:data-style-name="N103"/>
    <style:style style:name="ce28" style:family="table-cell" style:parent-style-name="Default" style:data-style-name="N104"/>
    <style:style style:name="ce29" style:family="table-cell" style:parent-style-name="Default">
      <style:table-cell-properties fo:background-color="#87cefa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/>
    <style:style style:name="ce38" style:family="table-cell" style:parent-style-name="Default" style:data-style-name="N0"/>
    <style:style style:name="ce39" style:family="table-cell" style:parent-style-name="Default" style:data-style-name="N188"/>
    <style:style style:name="ce4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93"/>
    <style:style style:name="ce42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 style:data-style-name="N10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9" table:visibility="collapse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ce27"/>
        <table:table-column table:style-name="co13" table:default-cell-style-name="ce27"/>
        <table:table-column table:style-name="co5" table:default-cell-style-name="Default"/>
        <table:table-column table:style-name="co13" table:default-cell-style-name="ce27"/>
        <table:table-column table:style-name="co14" table:default-cell-style-name="ce27"/>
        <table:table-column table:style-name="co13" table:default-cell-style-name="ce27"/>
        <table:table-column table:style-name="co15" table:number-columns-repeated="984" table:default-cell-style-name="Default"/>
        <table:table-row table:style-name="ro1">
          <table:table-cell table:style-name="ce22" table:number-columns-repeated="2"/>
          <table:table-cell table:style-name="ce22" office:value-type="string" calcext:value-type="string">
            <text:p>Age</text:p>
          </table:table-cell>
          <table:table-cell table:style-name="ce22" office:value-type="string" calcext:value-type="string">
            <text:p>Date</text:p>
          </table:table-cell>
          <table:table-cell table:style-name="ce29" office:value-type="string" calcext:value-type="string">
            <text:p>RRIF</text:p>
            <text:p>Market</text:p>
            <text:p>Value</text:p>
          </table:table-cell>
          <table:table-cell table:style-name="ce29" office:value-type="string" calcext:value-type="string">
            <text:p>RRIF</text:p>
            <text:p>Expected</text:p>
            <text:p>Growth</text:p>
          </table:table-cell>
          <table:table-cell table:style-name="ce29" office:value-type="string" calcext:value-type="string">
            <text:p>RRIF</text:p>
            <text:p>Expected</text:p>
            <text:p>Growth</text:p>
          </table:table-cell>
          <table:table-cell table:style-name="ce29" office:value-type="string" calcext:value-type="string">
            <text:p>RRIF</text:p>
            <text:p>Expected</text:p>
            <text:p>Yield</text:p>
          </table:table-cell>
          <table:table-cell table:style-name="ce29" office:value-type="string" calcext:value-type="string">
            <text:p>RRIF</text:p>
            <text:p>Expected</text:p>
            <text:p>Yield</text:p>
          </table:table-cell>
          <table:table-cell table:style-name="ce29" office:value-type="string" calcext:value-type="string">
            <text:p>RRIF</text:p>
            <text:p>Start-of-year</text:p>
            <text:p>Withdrawal</text:p>
          </table:table-cell>
          <table:table-cell table:style-name="ce29" office:value-type="string" calcext:value-type="string">
            <text:p>RRIF</text:p>
            <text:p>Minimum</text:p>
            <text:p>Withdrawal</text:p>
          </table:table-cell>
          <table:table-cell table:style-name="ce22" office:value-type="string" calcext:value-type="string">
            <text:p>TSFA</text:p>
            <text:p>Market</text:p>
            <text:p>Value</text:p>
          </table:table-cell>
          <table:table-cell table:style-name="ce22" office:value-type="string" calcext:value-type="string">
            <text:p><text:span text:style-name="T3">TSFA</text:span></text:p>
            <text:p>Expected</text:p>
            <text:p>Growth</text:p>
          </table:table-cell>
          <table:table-cell table:style-name="ce22" office:value-type="string" calcext:value-type="string">
            <text:p><text:span text:style-name="T3">TSFA</text:span></text:p>
            <text:p>Expected</text:p>
            <text:p>Growth</text:p>
          </table:table-cell>
          <table:table-cell table:style-name="ce22" office:value-type="string" calcext:value-type="string">
            <text:p><text:span text:style-name="T3">TFSA</text:span></text:p>
            <text:p>Expected</text:p>
            <text:p>Yield</text:p>
          </table:table-cell>
          <table:table-cell table:style-name="ce22" office:value-type="string" calcext:value-type="string">
            <text:p><text:span text:style-name="T3">TFSA</text:span></text:p>
            <text:p>Expected</text:p>
            <text:p>Yield</text:p>
          </table:table-cell>
          <table:table-cell table:style-name="ce22" office:value-type="string" calcext:value-type="string">
            <text:p>TFSA</text:p>
            <text:p>Start-of-year</text:p>
            <text:p>Deposit</text:p>
          </table:table-cell>
          <table:table-cell table:style-name="ce22" office:value-type="string" calcext:value-type="string">
            <text:p>TFSA</text:p>
            <text:p>Start-of-year</text:p>
            <text:p>Withdrawal</text:p>
          </table:table-cell>
          <table:table-cell table:style-name="ce29" office:value-type="string" calcext:value-type="string">
            <text:p>NR</text:p>
            <text:p>Market</text:p>
            <text:p>Value</text:p>
          </table:table-cell>
          <table:table-cell table:style-name="ce29" office:value-type="string" calcext:value-type="string">
            <text:p>NR</text:p>
            <text:p>Expected</text:p>
            <text:p>Growth</text:p>
          </table:table-cell>
          <table:table-cell table:style-name="ce29" office:value-type="string" calcext:value-type="string">
            <text:p>NR</text:p>
            <text:p>Expected</text:p>
            <text:p>Growth</text:p>
          </table:table-cell>
          <table:table-cell table:style-name="ce29" office:value-type="string" calcext:value-type="string">
            <text:p>NR</text:p>
            <text:p>Expected</text:p>
            <text:p>Yield</text:p>
          </table:table-cell>
          <table:table-cell table:style-name="ce29" office:value-type="string" calcext:value-type="string">
            <text:p>NR</text:p>
            <text:p>Expected</text:p>
            <text:p>Yield</text:p>
          </table:table-cell>
          <table:table-cell table:style-name="ce29" office:value-type="string" calcext:value-type="string">
            <text:p>NR</text:p>
            <text:p>Start-of-year</text:p>
            <text:p>Deposit</text:p>
          </table:table-cell>
          <table:table-cell table:style-name="ce29" office:value-type="string" calcext:value-type="string">
            <text:p>NR</text:p>
            <text:p>Start-of-year</text:p>
            <text:p>Withdrawal</text:p>
          </table:table-cell>
          <table:table-cell table:style-name="ce29" office:value-type="string" calcext:value-type="string">
            <text:p>NR</text:p>
            <text:p>Capital Gains</text:p>
            <text:p>Inclusion Rate</text:p>
          </table:table-cell>
          <table:table-cell table:style-name="ce22" office:value-type="string" calcext:value-type="string">
            <text:p>CPP</text:p>
          </table:table-cell>
          <table:table-cell table:style-name="ce22" office:value-type="string" calcext:value-type="string">
            <text:p>OAS</text:p>
          </table:table-cell>
          <table:table-cell table:style-name="ce22" office:value-type="string" calcext:value-type="string">
            <text:p>DB</text:p>
          </table:table-cell>
          <table:table-cell table:style-name="ce42" office:value-type="string" calcext:value-type="string">
            <text:p>Other</text:p>
            <text:p>Income</text:p>
          </table:table-cell>
          <table:table-cell table:style-name="ce42" office:value-type="string" calcext:value-type="string">
            <text:p>Eligible</text:p>
            <text:p>Dividends</text:p>
          </table:table-cell>
          <table:table-cell table:style-name="ce42" office:value-type="string" calcext:value-type="string">
            <text:p>Capital</text:p>
            <text:p>Gains</text:p>
          </table:table-cell>
          <table:table-cell table:style-name="ce58" office:value-type="string" calcext:value-type="string">
            <text:p>Taxable</text:p>
            <text:p>Income</text:p>
          </table:table-cell>
          <table:table-cell table:style-name="ce58" office:value-type="string" calcext:value-type="string">
            <text:p>Total</text:p>
            <text:p>Tax</text:p>
          </table:table-cell>
          <table:table-cell table:style-name="ce58" office:value-type="string" calcext:value-type="string">
            <text:p>After-Tax</text:p>
            <text:p>Income</text:p>
          </table:table-cell>
          <table:table-cell table:style-name="ce58" office:value-type="string" calcext:value-type="string">
            <text:p>Average</text:p>
            <text:p>Tax Rate</text:p>
          </table:table-cell>
          <table:table-cell table:style-name="ce29" office:value-type="string" calcext:value-type="string">
            <text:p>After</text:p>
            <text:p>Tax</text:p>
            <text:p>Income</text:p>
          </table:table-cell>
          <table:table-cell table:style-name="ce29" office:value-type="string" calcext:value-type="string">
            <text:p>Inflation</text:p>
          </table:table-cell>
          <table:table-cell table:style-name="ce29" office:value-type="string" calcext:value-type="string">
            <text:p>Inflation</text:p>
            <text:p>Adjusted</text:p>
            <text:p>Income</text:p>
          </table:table-cell>
          <table:table-cell table:number-columns-repeated="984"/>
        </table:table-row>
        <table:table-row table:style-name="ro2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022" calcext:value-type="float">
            <text:p>2022</text:p>
          </table:table-cell>
          <table:table-cell table:style-name="ce27" office:value-type="currency" office:currency="USD" office:value="500000" calcext:value-type="currency">
            <text:p>$500,000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2]-[.J2];0)*[.F2])" office:value-type="currency" office:currency="USD" office:value="26796" calcext:value-type="currency">
            <text:p>$26,796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2]-[.J2];0)*[.H2])" office:value-type="currency" office:currency="USD" office:value="6699" calcext:value-type="currency">
            <text:p>$6,699</text:p>
          </table:table-cell>
          <table:table-cell table:style-name="ce39" table:formula="of:=TRUNC(MIN([.E2];([.AL2]+1)*RRIF_Withdrawal+([.AL2]-1)*SUM([.AA2:.AC2])-SUM([.P2];[.W2])))" office:value-type="currency" office:currency="USD" office:value="53386" calcext:value-type="currency">
            <text:p>$53,386</text:p>
          </table:table-cell>
          <table:table-cell table:style-name="ce34" office:value-type="percentage" office:value="0.0333" calcext:value-type="percentage">
            <text:p>3.33%</text:p>
          </table:table-cell>
          <table:table-cell table:style-name="ce27" office:value-type="currency" office:currency="USD" office:value="100000" calcext:value-type="currency">
            <text:p>$100,000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2]+[.Q2]-[.R2];0)*[.M2])" office:value-type="currency" office:currency="USD" office:value="5518" calcext:value-type="currency">
            <text:p>$5,518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2]+[.Q2]-[.R2];0)*[.O2])" office:value-type="currency" office:currency="USD" office:value="1379" calcext:value-type="currency">
            <text:p>$1,379</text:p>
          </table:table-cell>
          <table:table-cell table:style-name="ce27" office:value-type="currency" office:currency="USD" office:value="0" calcext:value-type="currency">
            <text:p>$0</text:p>
          </table:table-cell>
          <table:table-cell table:style-name="ce27" table:formula="of:=TRUNC(MIN([.L2];TFSA_Withdrawal))" office:value-type="currency" office:currency="USD" office:value="8019" calcext:value-type="currency">
            <text:p>$8,019</text:p>
          </table:table-cell>
          <table:table-cell table:style-name="ce27" office:value-type="currency" office:currency="USD" office:value="200000" calcext:value-type="currency">
            <text:p>$200,000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2]+[.X2]-[.Y2];0)*[.T2])" office:value-type="currency" office:currency="USD" office:value="9257" calcext:value-type="currency">
            <text:p>$9,257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2]+[.X2]-[.Y2];0)*[.V2])" office:value-type="currency" office:currency="USD" office:value="4628" calcext:value-type="currency">
            <text:p>$4,628</text:p>
          </table:table-cell>
          <table:table-cell table:style-name="ce27" office:value-type="currency" office:currency="USD" office:value="0" calcext:value-type="currency">
            <text:p>$0</text:p>
          </table:table-cell>
          <table:table-cell table:style-name="ce27" table:formula="of:=TRUNC(MIN([.S2];NR_Withdrawal))" office:value-type="currency" office:currency="USD" office:value="14856" calcext:value-type="currency">
            <text:p>$14,856</text:p>
          </table:table-cell>
          <table:table-cell table:style-name="ce41" office:value-type="percentage" office:value="0.05" calcext:value-type="percentage">
            <text:p>5.00%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table:formula="of:=[.J2]+[.AA2]+[.AB2]+[.AC2]" office:value-type="currency" office:currency="USD" office:value="53386" calcext:value-type="currency">
            <text:p>$53,386</text:p>
          </table:table-cell>
          <table:table-cell table:style-name="ce25" table:formula="of:=[.W2]" office:value-type="currency" office:currency="USD" office:value="4628" calcext:value-type="currency">
            <text:p>$4,628</text:p>
          </table:table-cell>
          <table:table-cell table:style-name="ce25" table:formula="of:=[.Y2]*[.Z2]" office:value-type="currency" office:currency="USD" office:value="742.8" calcext:value-type="currency">
            <text:p>$743</text:p>
          </table:table-cell>
          <table:table-cell table:style-name="ce27" table:formula="of:=SUM([.AD2:.AF2])" office:value-type="currency" office:currency="USD" office:value="58756.8" calcext:value-type="currency">
            <text:p>$58,757</text:p>
          </table:table-cell>
          <table:table-cell office:value-type="currency" office:currency="USD" office:value="8794" calcext:value-type="currency">
            <text:p>$8,794</text:p>
          </table:table-cell>
          <table:table-cell table:formula="of:=[.AG2]-[.AH2]" office:value-type="currency" office:currency="USD" office:value="49962.8" calcext:value-type="currency">
            <text:p>$49,963</text:p>
          </table:table-cell>
          <table:table-cell table:style-name="ce34" table:formula="of:=[.$AH2]/[.$AG2]" office:value-type="percentage" office:value="0.149667783133186" calcext:value-type="percentage">
            <text:p>14.97%</text:p>
          </table:table-cell>
          <table:table-cell table:formula="of:=SUM([.J2];[.P2];[.R2];[.W2];[.Y2];[.AA2];[.AB2];[.AC2])-SUM([.Q2];[.X2];[.AH2])" office:value-type="currency" office:currency="USD" office:value="73474" calcext:value-type="currency">
            <text:p>$73,474</text:p>
          </table:table-cell>
          <table:table-cell table:style-name="ce41" office:value-type="percentage" office:value="0.035" calcext:value-type="percentage">
            <text:p>3.50% </text:p>
          </table:table-cell>
          <table:table-cell table:formula="of:=[.AK2]*(1-[.AL2])" office:value-type="currency" office:currency="USD" office:value="70902.41" calcext:value-type="currency">
            <text:p>$70,902</text:p>
          </table:table-cell>
          <table:table-cell table:number-columns-repeated="984"/>
        </table:table-row>
        <table:table-row table:style-name="ro2">
          <table:table-cell table:style-name="ce23" office:value-type="string" calcext:value-type="string">
            <text:p>RRIF Withdrawal</text:p>
          </table:table-cell>
          <table:table-cell table:style-name="ce25" office:value-type="currency" office:currency="USD" office:value="57385" calcext:value-type="currency">
            <text:p>$57,385</text:p>
          </table:table-cell>
          <table:table-cell table:formula="of:=[.C2]+1" office:value-type="float" office:value="61" calcext:value-type="float">
            <text:p>61</text:p>
          </table:table-cell>
          <table:table-cell table:formula="of:=[.D2]+1" office:value-type="float" office:value="2023" calcext:value-type="float">
            <text:p>2023</text:p>
          </table:table-cell>
          <table:table-cell table:style-name="ce27" table:formula="of:=TRUNC(MAX([.E2]+[.G2]+[.I2]-[.J2]; 0))" office:value-type="currency" office:currency="USD" office:value="480109" calcext:value-type="currency">
            <text:p>$480,109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3]-[.J3];0)*[.F3])" office:value-type="currency" office:currency="USD" office:value="25588" calcext:value-type="currency">
            <text:p>$25,588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3]-[.J3];0)*[.H3])" office:value-type="currency" office:currency="USD" office:value="6397" calcext:value-type="currency">
            <text:p>$6,397</text:p>
          </table:table-cell>
          <table:table-cell table:style-name="ce39" table:formula="of:=TRUNC(MIN([.E3];([.AL3]+1)*RRIF_Withdrawal+([.AL3]-1)*SUM([.AA3:.AC3])-SUM([.P3];[.W3])))" office:value-type="currency" office:currency="USD" office:value="53633" calcext:value-type="currency">
            <text:p>$53,633</text:p>
          </table:table-cell>
          <table:table-cell table:style-name="ce34" office:value-type="percentage" office:value="0.0345" calcext:value-type="percentage">
            <text:p>3.45%</text:p>
          </table:table-cell>
          <table:table-cell table:style-name="ce27" table:formula="of:=TRUNC(MAX([.L2]+[.N2]+[.Q2]-[.R2];0))" office:value-type="currency" office:currency="USD" office:value="97499" calcext:value-type="currency">
            <text:p>$97,499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3]+[.Q3]-[.R3];0)*[.M3])" office:value-type="currency" office:currency="USD" office:value="5368" calcext:value-type="currency">
            <text:p>$5,368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3]+[.Q3]-[.R3];0)*[.O3])" office:value-type="currency" office:currency="USD" office:value="1342" calcext:value-type="currency">
            <text:p>$1,342</text:p>
          </table:table-cell>
          <table:table-cell table:style-name="ce27" table:formula="of:=[.Q2]" office:value-type="currency" office:currency="USD" office:value="0" calcext:value-type="currency">
            <text:p>$0</text:p>
          </table:table-cell>
          <table:table-cell table:style-name="ce27" table:formula="of:=TRUNC(MIN([.L3];TFSA_Withdrawal))" office:value-type="currency" office:currency="USD" office:value="8019" calcext:value-type="currency">
            <text:p>$8,019</text:p>
          </table:table-cell>
          <table:table-cell table:style-name="ce27" table:formula="of:=TRUNC(MAX([.S2]+[.U2]+[.X2]-[.Y2];0))" office:value-type="currency" office:currency="USD" office:value="194401" calcext:value-type="currency">
            <text:p>$194,401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3]+[.X3]-[.Y3];0)*[.T3])" office:value-type="currency" office:currency="USD" office:value="8977" calcext:value-type="currency">
            <text:p>$8,977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3]+[.X3]-[.Y3];0)*[.V3])" office:value-type="currency" office:currency="USD" office:value="4488" calcext:value-type="currency">
            <text:p>$4,488</text:p>
          </table:table-cell>
          <table:table-cell table:style-name="ce27" table:formula="of:=TRUNC([.X2])" office:value-type="currency" office:currency="USD" office:value="0" calcext:value-type="currency">
            <text:p>$0</text:p>
          </table:table-cell>
          <table:table-cell table:style-name="ce27" table:formula="of:=TRUNC(MIN([.S3];NR_Withdrawal))" office:value-type="currency" office:currency="USD" office:value="14856" calcext:value-type="currency">
            <text:p>$14,856</text:p>
          </table:table-cell>
          <table:table-cell table:style-name="ce41" table:formula="of:=[.Z2]*(1+[.Z$2])" office:value-type="percentage" office:value="0.0525" calcext:value-type="percentage">
            <text:p>5.25% </text:p>
          </table:table-cell>
          <table:table-cell table:formula="of:=[.AA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.J3]+[.AA3]+[.AB3]+[.AC3]" office:value-type="currency" office:currency="USD" office:value="53633" calcext:value-type="currency">
            <text:p>$53,633</text:p>
          </table:table-cell>
          <table:table-cell table:style-name="ce25" table:formula="of:=[.W3]" office:value-type="currency" office:currency="USD" office:value="4488" calcext:value-type="currency">
            <text:p>$4,488</text:p>
          </table:table-cell>
          <table:table-cell table:style-name="ce25" table:formula="of:=[.Y3]*[.Z3]" office:value-type="currency" office:currency="USD" office:value="779.94" calcext:value-type="currency">
            <text:p>$780</text:p>
          </table:table-cell>
          <table:table-cell table:style-name="ce27" table:formula="of:=SUM([.AD3:.AF3])" office:value-type="currency" office:currency="USD" office:value="58900.94" calcext:value-type="currency">
            <text:p>$58,901</text:p>
          </table:table-cell>
          <table:table-cell office:value-type="currency" office:currency="USD" office:value="8866" calcext:value-type="currency">
            <text:p>$8,866</text:p>
          </table:table-cell>
          <table:table-cell table:formula="of:=[.AG3]-[.AH3]" office:value-type="currency" office:currency="USD" office:value="50034.94" calcext:value-type="currency">
            <text:p>$50,035</text:p>
          </table:table-cell>
          <table:table-cell table:style-name="ce34" table:formula="of:=[.$AH3]/[.$AG3]" office:value-type="percentage" office:value="0.150523913540259" calcext:value-type="percentage">
            <text:p>15.05%</text:p>
          </table:table-cell>
          <table:table-cell table:formula="of:=SUM([.J3];[.P3];[.R3];[.W3];[.Y3];[.AA3];[.AB3];[.AC3])-SUM([.Q3];[.X3];[.AH3])" office:value-type="currency" office:currency="USD" office:value="73472" calcext:value-type="currency">
            <text:p>$73,472</text:p>
          </table:table-cell>
          <table:table-cell table:style-name="ce41" table:formula="of:=[.AL2]*(1+[.AL2])" office:value-type="percentage" office:value="0.036225" calcext:value-type="percentage">
            <text:p>3.62% </text:p>
          </table:table-cell>
          <table:table-cell table:formula="of:=[.AK3]*(1-[.AL3])" office:value-type="currency" office:currency="USD" office:value="70810.4768" calcext:value-type="currency">
            <text:p>$70,810</text:p>
          </table:table-cell>
          <table:table-cell table:number-columns-repeated="984"/>
        </table:table-row>
        <table:table-row table:style-name="ro2">
          <table:table-cell table:style-name="ce23" office:value-type="string" calcext:value-type="string">
            <text:p>RRIF Growth</text:p>
          </table:table-cell>
          <table:table-cell table:style-name="ce26" office:value-type="percentage" office:value="0.06" calcext:value-type="percentage">
            <text:p>6.0%</text:p>
          </table:table-cell>
          <table:table-cell table:formula="of:=[.C3]+1" office:value-type="float" office:value="62" calcext:value-type="float">
            <text:p>62</text:p>
          </table:table-cell>
          <table:table-cell table:formula="of:=[.D3]+1" office:value-type="float" office:value="2024" calcext:value-type="float">
            <text:p>2024</text:p>
          </table:table-cell>
          <table:table-cell table:style-name="ce27" table:formula="of:=TRUNC(MAX([.E3]+[.G3]+[.I3]-[.J3]; 0))" office:value-type="currency" office:currency="USD" office:value="458461" calcext:value-type="currency">
            <text:p>$458,461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4]-[.J4];0)*[.F4])" office:value-type="currency" office:currency="USD" office:value="24273" calcext:value-type="currency">
            <text:p>$24,273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4]-[.J4];0)*[.H4])" office:value-type="currency" office:currency="USD" office:value="6068" calcext:value-type="currency">
            <text:p>$6,068</text:p>
          </table:table-cell>
          <table:table-cell table:style-name="ce39" table:formula="of:=TRUNC(MIN([.E4];([.AL4]+1)*RRIF_Withdrawal+([.AL4]-1)*SUM([.AA4:.AC4])-SUM([.P4];[.W4])))" office:value-type="currency" office:currency="USD" office:value="53896" calcext:value-type="currency">
            <text:p>$53,896</text:p>
          </table:table-cell>
          <table:table-cell table:style-name="ce34" office:value-type="percentage" office:value="0.0357" calcext:value-type="percentage">
            <text:p>3.57%</text:p>
          </table:table-cell>
          <table:table-cell table:style-name="ce27" table:formula="of:=TRUNC(MAX([.L3]+[.N3]+[.Q3]-[.R3];0))" office:value-type="currency" office:currency="USD" office:value="94848" calcext:value-type="currency">
            <text:p>$94,848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4]+[.Q4]-[.R4];0)*[.M4])" office:value-type="currency" office:currency="USD" office:value="5209" calcext:value-type="currency">
            <text:p>$5,209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4]+[.Q4]-[.R4];0)*[.O4])" office:value-type="currency" office:currency="USD" office:value="1302" calcext:value-type="currency">
            <text:p>$1,302</text:p>
          </table:table-cell>
          <table:table-cell table:style-name="ce27" table:formula="of:=[.Q3]" office:value-type="currency" office:currency="USD" office:value="0" calcext:value-type="currency">
            <text:p>$0</text:p>
          </table:table-cell>
          <table:table-cell table:style-name="ce27" table:formula="of:=TRUNC(MIN([.L4];TFSA_Withdrawal))" office:value-type="currency" office:currency="USD" office:value="8019" calcext:value-type="currency">
            <text:p>$8,019</text:p>
          </table:table-cell>
          <table:table-cell table:style-name="ce27" table:formula="of:=TRUNC(MAX([.S3]+[.U3]+[.X3]-[.Y3];0))" office:value-type="currency" office:currency="USD" office:value="188522" calcext:value-type="currency">
            <text:p>$188,522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4]+[.X4]-[.Y4];0)*[.T4])" office:value-type="currency" office:currency="USD" office:value="8683" calcext:value-type="currency">
            <text:p>$8,683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4]+[.X4]-[.Y4];0)*[.V4])" office:value-type="currency" office:currency="USD" office:value="4341" calcext:value-type="currency">
            <text:p>$4,341</text:p>
          </table:table-cell>
          <table:table-cell table:style-name="ce27" table:formula="of:=TRUNC([.X3])" office:value-type="currency" office:currency="USD" office:value="0" calcext:value-type="currency">
            <text:p>$0</text:p>
          </table:table-cell>
          <table:table-cell table:style-name="ce27" table:formula="of:=TRUNC(MIN([.S4];NR_Withdrawal))" office:value-type="currency" office:currency="USD" office:value="14856" calcext:value-type="currency">
            <text:p>$14,856</text:p>
          </table:table-cell>
          <table:table-cell table:style-name="ce41" table:formula="of:=[.Z3]*(1+[.Z$2])" office:value-type="percentage" office:value="0.055125" calcext:value-type="percentage">
            <text:p>5.51% </text:p>
          </table:table-cell>
          <table:table-cell table:formula="of:=[.AA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.J4]+[.AA4]+[.AB4]+[.AC4]" office:value-type="currency" office:currency="USD" office:value="53896" calcext:value-type="currency">
            <text:p>$53,896</text:p>
          </table:table-cell>
          <table:table-cell table:style-name="ce25" table:formula="of:=[.W4]" office:value-type="currency" office:currency="USD" office:value="4341" calcext:value-type="currency">
            <text:p>$4,341</text:p>
          </table:table-cell>
          <table:table-cell table:style-name="ce25" table:formula="of:=[.Y4]*[.Z4]" office:value-type="currency" office:currency="USD" office:value="818.937" calcext:value-type="currency">
            <text:p>$819</text:p>
          </table:table-cell>
          <table:table-cell table:style-name="ce27" table:formula="of:=SUM([.AD4:.AF4])" office:value-type="currency" office:currency="USD" office:value="59055.937" calcext:value-type="currency">
            <text:p>$59,056</text:p>
          </table:table-cell>
          <table:table-cell office:value-type="currency" office:currency="USD" office:value="8944" calcext:value-type="currency">
            <text:p>$8,944</text:p>
          </table:table-cell>
          <table:table-cell table:formula="of:=[.AG4]-[.AH4]" office:value-type="currency" office:currency="USD" office:value="50111.937" calcext:value-type="currency">
            <text:p>$50,112</text:p>
          </table:table-cell>
          <table:table-cell table:style-name="ce34" table:formula="of:=[.$AH4]/[.$AG4]" office:value-type="percentage" office:value="0.151449633251946" calcext:value-type="percentage">
            <text:p>15.14%</text:p>
          </table:table-cell>
          <table:table-cell table:formula="of:=SUM([.J4];[.P4];[.R4];[.W4];[.Y4];[.AA4];[.AB4];[.AC4])-SUM([.Q4];[.X4];[.AH4])" office:value-type="currency" office:currency="USD" office:value="73470" calcext:value-type="currency">
            <text:p>$73,470</text:p>
          </table:table-cell>
          <table:table-cell table:style-name="ce41" table:formula="of:=[.AL3]*(1+[.AL3])" office:value-type="percentage" office:value="0.037537250625" calcext:value-type="percentage">
            <text:p>3.75% </text:p>
          </table:table-cell>
          <table:table-cell table:formula="of:=[.AK4]*(1-[.AL4])" office:value-type="currency" office:currency="USD" office:value="70712.1381965813" calcext:value-type="currency">
            <text:p>$70,712</text:p>
          </table:table-cell>
          <table:table-cell table:number-columns-repeated="984"/>
        </table:table-row>
        <table:table-row table:style-name="ro2">
          <table:table-cell table:style-name="ce23" office:value-type="string" calcext:value-type="string">
            <text:p>RRIF Yield</text:p>
          </table:table-cell>
          <table:table-cell table:style-name="ce26" office:value-type="percentage" office:value="0.015" calcext:value-type="percentage">
            <text:p>1.5%</text:p>
          </table:table-cell>
          <table:table-cell table:formula="of:=[.C4]+1" office:value-type="float" office:value="63" calcext:value-type="float">
            <text:p>63</text:p>
          </table:table-cell>
          <table:table-cell table:formula="of:=[.D4]+1" office:value-type="float" office:value="2025" calcext:value-type="float">
            <text:p>2025</text:p>
          </table:table-cell>
          <table:table-cell table:style-name="ce27" table:formula="of:=TRUNC(MAX([.E4]+[.G4]+[.I4]-[.J4]; 0))" office:value-type="currency" office:currency="USD" office:value="434906" calcext:value-type="currency">
            <text:p>$434,906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5]-[.J5];0)*[.F5])" office:value-type="currency" office:currency="USD" office:value="22844" calcext:value-type="currency">
            <text:p>$22,844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5]-[.J5];0)*[.H5])" office:value-type="currency" office:currency="USD" office:value="5711" calcext:value-type="currency">
            <text:p>$5,711</text:p>
          </table:table-cell>
          <table:table-cell table:style-name="ce39" table:formula="of:=TRUNC(MIN([.E5];([.AL5]+1)*RRIF_Withdrawal+([.AL5]-1)*SUM([.AA5:.AC5])-SUM([.P5];[.W5])))" office:value-type="currency" office:currency="USD" office:value="54172" calcext:value-type="currency">
            <text:p>$54,172</text:p>
          </table:table-cell>
          <table:table-cell table:style-name="ce34" office:value-type="percentage" office:value="0.037" calcext:value-type="percentage">
            <text:p>3.70%</text:p>
          </table:table-cell>
          <table:table-cell table:style-name="ce27" table:formula="of:=TRUNC(MAX([.L4]+[.N4]+[.Q4]-[.R4];0))" office:value-type="currency" office:currency="USD" office:value="92038" calcext:value-type="currency">
            <text:p>$92,038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5]+[.Q5]-[.R5];0)*[.M5])" office:value-type="currency" office:currency="USD" office:value="5041" calcext:value-type="currency">
            <text:p>$5,041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5]+[.Q5]-[.R5];0)*[.O5])" office:value-type="currency" office:currency="USD" office:value="1260" calcext:value-type="currency">
            <text:p>$1,260</text:p>
          </table:table-cell>
          <table:table-cell table:style-name="ce27" table:formula="of:=[.Q4]" office:value-type="currency" office:currency="USD" office:value="0" calcext:value-type="currency">
            <text:p>$0</text:p>
          </table:table-cell>
          <table:table-cell table:style-name="ce27" table:formula="of:=TRUNC(MIN([.L5];TFSA_Withdrawal))" office:value-type="currency" office:currency="USD" office:value="8019" calcext:value-type="currency">
            <text:p>$8,019</text:p>
          </table:table-cell>
          <table:table-cell table:style-name="ce27" table:formula="of:=TRUNC(MAX([.S4]+[.U4]+[.X4]-[.Y4];0))" office:value-type="currency" office:currency="USD" office:value="182349" calcext:value-type="currency">
            <text:p>$182,349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5]+[.X5]-[.Y5];0)*[.T5])" office:value-type="currency" office:currency="USD" office:value="8374" calcext:value-type="currency">
            <text:p>$8,374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5]+[.X5]-[.Y5];0)*[.V5])" office:value-type="currency" office:currency="USD" office:value="4187" calcext:value-type="currency">
            <text:p>$4,187</text:p>
          </table:table-cell>
          <table:table-cell table:style-name="ce27" table:formula="of:=TRUNC([.X4])" office:value-type="currency" office:currency="USD" office:value="0" calcext:value-type="currency">
            <text:p>$0</text:p>
          </table:table-cell>
          <table:table-cell table:style-name="ce27" table:formula="of:=TRUNC(MIN([.S5];NR_Withdrawal))" office:value-type="currency" office:currency="USD" office:value="14856" calcext:value-type="currency">
            <text:p>$14,856</text:p>
          </table:table-cell>
          <table:table-cell table:style-name="ce41" table:formula="of:=[.Z4]*(1+[.Z$2])" office:value-type="percentage" office:value="0.05788125" calcext:value-type="percentage">
            <text:p>5.79% </text:p>
          </table:table-cell>
          <table:table-cell table:formula="of:=[.AA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.J5]+[.AA5]+[.AB5]+[.AC5]" office:value-type="currency" office:currency="USD" office:value="54172" calcext:value-type="currency">
            <text:p>$54,172</text:p>
          </table:table-cell>
          <table:table-cell table:style-name="ce25" table:formula="of:=[.W5]" office:value-type="currency" office:currency="USD" office:value="4187" calcext:value-type="currency">
            <text:p>$4,187</text:p>
          </table:table-cell>
          <table:table-cell table:style-name="ce25" table:formula="of:=[.Y5]*[.Z5]" office:value-type="currency" office:currency="USD" office:value="859.88385" calcext:value-type="currency">
            <text:p>$860</text:p>
          </table:table-cell>
          <table:table-cell table:style-name="ce27" table:formula="of:=SUM([.AD5:.AF5])" office:value-type="currency" office:currency="USD" office:value="59218.88385" calcext:value-type="currency">
            <text:p>$59,219</text:p>
          </table:table-cell>
          <table:table-cell office:value-type="currency" office:currency="USD" office:value="9025" calcext:value-type="currency">
            <text:p>$9,025</text:p>
          </table:table-cell>
          <table:table-cell table:formula="of:=[.AG5]-[.AH5]" office:value-type="currency" office:currency="USD" office:value="50193.88385" calcext:value-type="currency">
            <text:p>$50,194</text:p>
          </table:table-cell>
          <table:table-cell table:style-name="ce34" table:formula="of:=[.$AH5]/[.$AG5]" office:value-type="percentage" office:value="0.152400710943153" calcext:value-type="percentage">
            <text:p>15.24%</text:p>
          </table:table-cell>
          <table:table-cell table:formula="of:=SUM([.J5];[.P5];[.R5];[.W5];[.Y5];[.AA5];[.AB5];[.AC5])-SUM([.Q5];[.X5];[.AH5])" office:value-type="currency" office:currency="USD" office:value="73469" calcext:value-type="currency">
            <text:p>$73,469</text:p>
          </table:table-cell>
          <table:table-cell table:style-name="ce41" table:formula="of:=[.AL4]*(1+[.AL4])" office:value-type="percentage" office:value="0.0389462958094841" calcext:value-type="percentage">
            <text:p>3.89% </text:p>
          </table:table-cell>
          <table:table-cell table:formula="of:=[.AK5]*(1-[.AL5])" office:value-type="currency" office:currency="USD" office:value="70607.654593173" calcext:value-type="currency">
            <text:p>$70,608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formula="of:=[.C5]+1" office:value-type="float" office:value="64" calcext:value-type="float">
            <text:p>64</text:p>
          </table:table-cell>
          <table:table-cell table:formula="of:=[.D5]+1" office:value-type="float" office:value="2026" calcext:value-type="float">
            <text:p>2026</text:p>
          </table:table-cell>
          <table:table-cell table:style-name="ce27" table:formula="of:=TRUNC(MAX([.E5]+[.G5]+[.I5]-[.J5]; 0))" office:value-type="currency" office:currency="USD" office:value="409289" calcext:value-type="currency">
            <text:p>$409,289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6]-[.J6];0)*[.F6])" office:value-type="currency" office:currency="USD" office:value="21289" calcext:value-type="currency">
            <text:p>$21,289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6]-[.J6];0)*[.H6])" office:value-type="currency" office:currency="USD" office:value="5322" calcext:value-type="currency">
            <text:p>$5,322</text:p>
          </table:table-cell>
          <table:table-cell table:style-name="ce39" table:formula="of:=TRUNC(MIN([.E6];([.AL6]+1)*RRIF_Withdrawal+([.AL6]-1)*SUM([.AA6:.AC6])-SUM([.P6];[.W6])))" office:value-type="currency" office:currency="USD" office:value="54466" calcext:value-type="currency">
            <text:p>$54,466</text:p>
          </table:table-cell>
          <table:table-cell table:style-name="ce34" office:value-type="percentage" office:value="0.0385" calcext:value-type="percentage">
            <text:p>3.85%</text:p>
          </table:table-cell>
          <table:table-cell table:style-name="ce27" table:formula="of:=TRUNC(MAX([.L5]+[.N5]+[.Q5]-[.R5];0))" office:value-type="currency" office:currency="USD" office:value="89060" calcext:value-type="currency">
            <text:p>$89,060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6]+[.Q6]-[.R6];0)*[.M6])" office:value-type="currency" office:currency="USD" office:value="4862" calcext:value-type="currency">
            <text:p>$4,862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6]+[.Q6]-[.R6];0)*[.O6])" office:value-type="currency" office:currency="USD" office:value="1215" calcext:value-type="currency">
            <text:p>$1,215</text:p>
          </table:table-cell>
          <table:table-cell table:style-name="ce27" table:formula="of:=[.Q5]" office:value-type="currency" office:currency="USD" office:value="0" calcext:value-type="currency">
            <text:p>$0</text:p>
          </table:table-cell>
          <table:table-cell table:style-name="ce27" table:formula="of:=TRUNC(MIN([.L6];TFSA_Withdrawal))" office:value-type="currency" office:currency="USD" office:value="8019" calcext:value-type="currency">
            <text:p>$8,019</text:p>
          </table:table-cell>
          <table:table-cell table:style-name="ce27" table:formula="of:=TRUNC(MAX([.S5]+[.U5]+[.X5]-[.Y5];0))" office:value-type="currency" office:currency="USD" office:value="175867" calcext:value-type="currency">
            <text:p>$175,867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6]+[.X6]-[.Y6];0)*[.T6])" office:value-type="currency" office:currency="USD" office:value="8050" calcext:value-type="currency">
            <text:p>$8,050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6]+[.X6]-[.Y6];0)*[.V6])" office:value-type="currency" office:currency="USD" office:value="4025" calcext:value-type="currency">
            <text:p>$4,025</text:p>
          </table:table-cell>
          <table:table-cell table:style-name="ce27" table:formula="of:=TRUNC([.X5])" office:value-type="currency" office:currency="USD" office:value="0" calcext:value-type="currency">
            <text:p>$0</text:p>
          </table:table-cell>
          <table:table-cell table:style-name="ce27" table:formula="of:=TRUNC(MIN([.S6];NR_Withdrawal))" office:value-type="currency" office:currency="USD" office:value="14856" calcext:value-type="currency">
            <text:p>$14,856</text:p>
          </table:table-cell>
          <table:table-cell table:style-name="ce41" table:formula="of:=[.Z5]*(1+[.Z$2])" office:value-type="percentage" office:value="0.0607753125" calcext:value-type="percentage">
            <text:p>6.08% </text:p>
          </table:table-cell>
          <table:table-cell table:formula="of:=[.AA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.J6]+[.AA6]+[.AB6]+[.AC6]" office:value-type="currency" office:currency="USD" office:value="54466" calcext:value-type="currency">
            <text:p>$54,466</text:p>
          </table:table-cell>
          <table:table-cell table:style-name="ce25" table:formula="of:=[.W6]" office:value-type="currency" office:currency="USD" office:value="4025" calcext:value-type="currency">
            <text:p>$4,025</text:p>
          </table:table-cell>
          <table:table-cell table:style-name="ce25" table:formula="of:=[.Y6]*[.Z6]" office:value-type="currency" office:currency="USD" office:value="902.8780425" calcext:value-type="currency">
            <text:p>$903</text:p>
          </table:table-cell>
          <table:table-cell table:style-name="ce27" table:formula="of:=SUM([.AD6:.AF6])" office:value-type="currency" office:currency="USD" office:value="59393.8780425" calcext:value-type="currency">
            <text:p>$59,394</text:p>
          </table:table-cell>
          <table:table-cell office:value-type="currency" office:currency="USD" office:value="9111" calcext:value-type="currency">
            <text:p>$9,111</text:p>
          </table:table-cell>
          <table:table-cell table:formula="of:=[.AG6]-[.AH6]" office:value-type="currency" office:currency="USD" office:value="50282.8780425" calcext:value-type="currency">
            <text:p>$50,283</text:p>
          </table:table-cell>
          <table:table-cell table:style-name="ce34" table:formula="of:=[.$AH6]/[.$AG6]" office:value-type="percentage" office:value="0.153399648251298" calcext:value-type="percentage">
            <text:p>15.34%</text:p>
          </table:table-cell>
          <table:table-cell table:formula="of:=SUM([.J6];[.P6];[.R6];[.W6];[.Y6];[.AA6];[.AB6];[.AC6])-SUM([.Q6];[.X6];[.AH6])" office:value-type="currency" office:currency="USD" office:value="73470" calcext:value-type="currency">
            <text:p>$73,470</text:p>
          </table:table-cell>
          <table:table-cell table:style-name="ce41" table:formula="of:=[.AL5]*(1+[.AL5])" office:value-type="percentage" office:value="0.0404631097667639" calcext:value-type="percentage">
            <text:p>4.05% </text:p>
          </table:table-cell>
          <table:table-cell table:formula="of:=[.AK6]*(1-[.AL6])" office:value-type="currency" office:currency="USD" office:value="70497.1753254358" calcext:value-type="currency">
            <text:p>$70,497</text:p>
          </table:table-cell>
          <table:table-cell table:number-columns-repeated="984"/>
        </table:table-row>
        <table:table-row table:style-name="ro2">
          <table:table-cell table:style-name="ce23" office:value-type="string" calcext:value-type="string">
            <text:p>TSFA Withdrawal</text:p>
          </table:table-cell>
          <table:table-cell table:style-name="ce25" office:value-type="currency" office:currency="USD" office:value="8019" calcext:value-type="currency">
            <text:p>$8,019</text:p>
          </table:table-cell>
          <table:table-cell table:formula="of:=[.C6]+1" office:value-type="float" office:value="65" calcext:value-type="float">
            <text:p>65</text:p>
          </table:table-cell>
          <table:table-cell table:formula="of:=[.D6]+1" office:value-type="float" office:value="2027" calcext:value-type="float">
            <text:p>2027</text:p>
          </table:table-cell>
          <table:table-cell table:style-name="ce27" table:formula="of:=TRUNC(MAX([.E6]+[.G6]+[.I6]-[.J6]; 0))" office:value-type="currency" office:currency="USD" office:value="381434" calcext:value-type="currency">
            <text:p>$381,434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7]-[.J7];0)*[.F7])" office:value-type="currency" office:currency="USD" office:value="19599" calcext:value-type="currency">
            <text:p>$19,599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7]-[.J7];0)*[.H7])" office:value-type="currency" office:currency="USD" office:value="4899" calcext:value-type="currency">
            <text:p>$4,899</text:p>
          </table:table-cell>
          <table:table-cell table:style-name="ce39" table:formula="of:=TRUNC(MIN([.E7];([.AL7]+1)*RRIF_Withdrawal+([.AL7]-1)*SUM([.AA7:.AC7])-SUM([.P7];[.W7])))" office:value-type="currency" office:currency="USD" office:value="54777" calcext:value-type="currency">
            <text:p>$54,777</text:p>
          </table:table-cell>
          <table:table-cell table:style-name="ce34" office:value-type="percentage" office:value="0.04" calcext:value-type="percentage">
            <text:p>4.00%</text:p>
          </table:table-cell>
          <table:table-cell table:style-name="ce27" table:formula="of:=TRUNC(MAX([.L6]+[.N6]+[.Q6]-[.R6];0))" office:value-type="currency" office:currency="USD" office:value="85903" calcext:value-type="currency">
            <text:p>$85,903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7]+[.Q7]-[.R7];0)*[.M7])" office:value-type="currency" office:currency="USD" office:value="4673" calcext:value-type="currency">
            <text:p>$4,673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7]+[.Q7]-[.R7];0)*[.O7])" office:value-type="currency" office:currency="USD" office:value="1168" calcext:value-type="currency">
            <text:p>$1,168</text:p>
          </table:table-cell>
          <table:table-cell table:style-name="ce27" table:formula="of:=[.Q6]" office:value-type="currency" office:currency="USD" office:value="0" calcext:value-type="currency">
            <text:p>$0</text:p>
          </table:table-cell>
          <table:table-cell table:style-name="ce27" table:formula="of:=TRUNC(MIN([.L7];TFSA_Withdrawal))" office:value-type="currency" office:currency="USD" office:value="8019" calcext:value-type="currency">
            <text:p>$8,019</text:p>
          </table:table-cell>
          <table:table-cell table:style-name="ce27" table:formula="of:=TRUNC(MAX([.S6]+[.U6]+[.X6]-[.Y6];0))" office:value-type="currency" office:currency="USD" office:value="169061" calcext:value-type="currency">
            <text:p>$169,061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7]+[.X7]-[.Y7];0)*[.T7])" office:value-type="currency" office:currency="USD" office:value="7710" calcext:value-type="currency">
            <text:p>$7,710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7]+[.X7]-[.Y7];0)*[.V7])" office:value-type="currency" office:currency="USD" office:value="3855" calcext:value-type="currency">
            <text:p>$3,855</text:p>
          </table:table-cell>
          <table:table-cell table:style-name="ce27" table:formula="of:=TRUNC([.X6])" office:value-type="currency" office:currency="USD" office:value="0" calcext:value-type="currency">
            <text:p>$0</text:p>
          </table:table-cell>
          <table:table-cell table:style-name="ce27" table:formula="of:=TRUNC(MIN([.S7];NR_Withdrawal))" office:value-type="currency" office:currency="USD" office:value="14856" calcext:value-type="currency">
            <text:p>$14,856</text:p>
          </table:table-cell>
          <table:table-cell table:style-name="ce41" table:formula="of:=[.Z6]*(1+[.Z$2])" office:value-type="percentage" office:value="0.063814078125" calcext:value-type="percentage">
            <text:p>6.38% </text:p>
          </table:table-cell>
          <table:table-cell table:formula="of:=[.AA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.J7]+[.AA7]+[.AB7]+[.AC7]" office:value-type="currency" office:currency="USD" office:value="54777" calcext:value-type="currency">
            <text:p>$54,777</text:p>
          </table:table-cell>
          <table:table-cell table:style-name="ce25" table:formula="of:=[.W7]" office:value-type="currency" office:currency="USD" office:value="3855" calcext:value-type="currency">
            <text:p>$3,855</text:p>
          </table:table-cell>
          <table:table-cell table:style-name="ce25" table:formula="of:=[.Y7]*[.Z7]" office:value-type="currency" office:currency="USD" office:value="948.021944625" calcext:value-type="currency">
            <text:p>$948</text:p>
          </table:table-cell>
          <table:table-cell table:style-name="ce27" table:formula="of:=SUM([.AD7:.AF7])" office:value-type="currency" office:currency="USD" office:value="59580.021944625" calcext:value-type="currency">
            <text:p>$59,580</text:p>
          </table:table-cell>
          <table:table-cell office:value-type="currency" office:currency="USD" office:value="9202" calcext:value-type="currency">
            <text:p>$9,202</text:p>
          </table:table-cell>
          <table:table-cell table:formula="of:=[.AG7]-[.AH7]" office:value-type="currency" office:currency="USD" office:value="50378.021944625" calcext:value-type="currency">
            <text:p>$50,378</text:p>
          </table:table-cell>
          <table:table-cell table:style-name="ce34" table:formula="of:=[.$AH7]/[.$AG7]" office:value-type="percentage" office:value="0.154447744389093" calcext:value-type="percentage">
            <text:p>15.44%</text:p>
          </table:table-cell>
          <table:table-cell table:formula="of:=SUM([.J7];[.P7];[.R7];[.W7];[.Y7];[.AA7];[.AB7];[.AC7])-SUM([.Q7];[.X7];[.AH7])" office:value-type="currency" office:currency="USD" office:value="73473" calcext:value-type="currency">
            <text:p>$73,473</text:p>
          </table:table-cell>
          <table:table-cell table:style-name="ce41" table:formula="of:=[.AL6]*(1+[.AL6])" office:value-type="percentage" office:value="0.0421003730187611" calcext:value-type="percentage">
            <text:p>4.21% </text:p>
          </table:table-cell>
          <table:table-cell table:formula="of:=[.AK7]*(1-[.AL7])" office:value-type="currency" office:currency="USD" office:value="70379.7592931926" calcext:value-type="currency">
            <text:p>$70,380</text:p>
          </table:table-cell>
          <table:table-cell table:number-columns-repeated="984"/>
        </table:table-row>
        <table:table-row table:style-name="ro2">
          <table:table-cell table:style-name="ce23" office:value-type="string" calcext:value-type="string">
            <text:p>TFSA Growth</text:p>
          </table:table-cell>
          <table:table-cell table:style-name="ce26" office:value-type="percentage" office:value="0.06" calcext:value-type="percentage">
            <text:p>6.0%</text:p>
          </table:table-cell>
          <table:table-cell table:formula="of:=[.C7]+1" office:value-type="float" office:value="66" calcext:value-type="float">
            <text:p>66</text:p>
          </table:table-cell>
          <table:table-cell table:formula="of:=[.D7]+1" office:value-type="float" office:value="2028" calcext:value-type="float">
            <text:p>2028</text:p>
          </table:table-cell>
          <table:table-cell table:style-name="ce27" table:formula="of:=TRUNC(MAX([.E7]+[.G7]+[.I7]-[.J7]; 0))" office:value-type="currency" office:currency="USD" office:value="351155" calcext:value-type="currency">
            <text:p>$351,155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8]-[.J8];0)*[.F8])" office:value-type="currency" office:currency="USD" office:value="17762" calcext:value-type="currency">
            <text:p>$17,762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8]-[.J8];0)*[.H8])" office:value-type="currency" office:currency="USD" office:value="4440" calcext:value-type="currency">
            <text:p>$4,440</text:p>
          </table:table-cell>
          <table:table-cell table:style-name="ce39" table:formula="of:=TRUNC(MIN([.E8];([.AL8]+1)*RRIF_Withdrawal+([.AL8]-1)*SUM([.AA8:.AC8])-SUM([.P8];[.W8])))" office:value-type="currency" office:currency="USD" office:value="55108" calcext:value-type="currency">
            <text:p>$55,108</text:p>
          </table:table-cell>
          <table:table-cell table:style-name="ce34" office:value-type="percentage" office:value="0.0417" calcext:value-type="percentage">
            <text:p>4.17%</text:p>
          </table:table-cell>
          <table:table-cell table:style-name="ce27" table:formula="of:=TRUNC(MAX([.L7]+[.N7]+[.Q7]-[.R7];0))" office:value-type="currency" office:currency="USD" office:value="82557" calcext:value-type="currency">
            <text:p>$82,557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8]+[.Q8]-[.R8];0)*[.M8])" office:value-type="currency" office:currency="USD" office:value="4472" calcext:value-type="currency">
            <text:p>$4,472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8]+[.Q8]-[.R8];0)*[.O8])" office:value-type="currency" office:currency="USD" office:value="1118" calcext:value-type="currency">
            <text:p>$1,118</text:p>
          </table:table-cell>
          <table:table-cell table:style-name="ce27" table:formula="of:=[.Q7]" office:value-type="currency" office:currency="USD" office:value="0" calcext:value-type="currency">
            <text:p>$0</text:p>
          </table:table-cell>
          <table:table-cell table:style-name="ce27" table:formula="of:=TRUNC(MIN([.L8];TFSA_Withdrawal))" office:value-type="currency" office:currency="USD" office:value="8019" calcext:value-type="currency">
            <text:p>$8,019</text:p>
          </table:table-cell>
          <table:table-cell table:style-name="ce27" table:formula="of:=TRUNC(MAX([.S7]+[.U7]+[.X7]-[.Y7];0))" office:value-type="currency" office:currency="USD" office:value="161915" calcext:value-type="currency">
            <text:p>$161,915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8]+[.X8]-[.Y8];0)*[.T8])" office:value-type="currency" office:currency="USD" office:value="7352" calcext:value-type="currency">
            <text:p>$7,352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8]+[.X8]-[.Y8];0)*[.V8])" office:value-type="currency" office:currency="USD" office:value="3676" calcext:value-type="currency">
            <text:p>$3,676</text:p>
          </table:table-cell>
          <table:table-cell table:style-name="ce27" table:formula="of:=TRUNC([.X7])" office:value-type="currency" office:currency="USD" office:value="0" calcext:value-type="currency">
            <text:p>$0</text:p>
          </table:table-cell>
          <table:table-cell table:style-name="ce27" table:formula="of:=TRUNC(MIN([.S8];NR_Withdrawal))" office:value-type="currency" office:currency="USD" office:value="14856" calcext:value-type="currency">
            <text:p>$14,856</text:p>
          </table:table-cell>
          <table:table-cell table:style-name="ce41" table:formula="of:=[.Z7]*(1+[.Z$2])" office:value-type="percentage" office:value="0.06700478203125" calcext:value-type="percentage">
            <text:p>6.70% </text:p>
          </table:table-cell>
          <table:table-cell table:formula="of:=[.AA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.J8]+[.AA8]+[.AB8]+[.AC8]" office:value-type="currency" office:currency="USD" office:value="55108" calcext:value-type="currency">
            <text:p>$55,108</text:p>
          </table:table-cell>
          <table:table-cell table:style-name="ce25" table:formula="of:=[.W8]" office:value-type="currency" office:currency="USD" office:value="3676" calcext:value-type="currency">
            <text:p>$3,676</text:p>
          </table:table-cell>
          <table:table-cell table:style-name="ce25" table:formula="of:=[.Y8]*[.Z8]" office:value-type="currency" office:currency="USD" office:value="995.42304185625" calcext:value-type="currency">
            <text:p>$995</text:p>
          </table:table-cell>
          <table:table-cell table:style-name="ce27" table:formula="of:=SUM([.AD8:.AF8])" office:value-type="currency" office:currency="USD" office:value="59779.4230418563" calcext:value-type="currency">
            <text:p>$59,779</text:p>
          </table:table-cell>
          <table:table-cell office:value-type="currency" office:currency="USD" office:value="9300" calcext:value-type="currency">
            <text:p>$9,300</text:p>
          </table:table-cell>
          <table:table-cell table:formula="of:=[.AG8]-[.AH8]" office:value-type="currency" office:currency="USD" office:value="50479.4230418563" calcext:value-type="currency">
            <text:p>$50,479</text:p>
          </table:table-cell>
          <table:table-cell table:style-name="ce34" table:formula="of:=[.$AH8]/[.$AG8]" office:value-type="percentage" office:value="0.155571926371527" calcext:value-type="percentage">
            <text:p>15.56%</text:p>
          </table:table-cell>
          <table:table-cell table:formula="of:=SUM([.J8];[.P8];[.R8];[.W8];[.Y8];[.AA8];[.AB8];[.AC8])-SUM([.Q8];[.X8];[.AH8])" office:value-type="currency" office:currency="USD" office:value="73477" calcext:value-type="currency">
            <text:p>$73,477</text:p>
          </table:table-cell>
          <table:table-cell table:style-name="ce41" table:formula="of:=[.AL7]*(1+[.AL7])" office:value-type="percentage" office:value="0.0438728144270799" calcext:value-type="percentage">
            <text:p>4.39% </text:p>
          </table:table-cell>
          <table:table-cell table:formula="of:=[.AK8]*(1-[.AL8])" office:value-type="currency" office:currency="USD" office:value="70253.3572143414" calcext:value-type="currency">
            <text:p>$70,253</text:p>
          </table:table-cell>
          <table:table-cell table:number-columns-repeated="984"/>
        </table:table-row>
        <table:table-row table:style-name="ro2">
          <table:table-cell table:style-name="ce23" office:value-type="string" calcext:value-type="string">
            <text:p>TFSA Yield</text:p>
          </table:table-cell>
          <table:table-cell table:style-name="ce26" office:value-type="percentage" office:value="0.015" calcext:value-type="percentage">
            <text:p>1.5%</text:p>
          </table:table-cell>
          <table:table-cell table:formula="of:=[.C8]+1" office:value-type="float" office:value="67" calcext:value-type="float">
            <text:p>67</text:p>
          </table:table-cell>
          <table:table-cell table:formula="of:=[.D8]+1" office:value-type="float" office:value="2029" calcext:value-type="float">
            <text:p>2029</text:p>
          </table:table-cell>
          <table:table-cell table:style-name="ce27" table:formula="of:=TRUNC(MAX([.E8]+[.G8]+[.I8]-[.J8]; 0))" office:value-type="currency" office:currency="USD" office:value="318249" calcext:value-type="currency">
            <text:p>$318,249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9]-[.J9];0)*[.F9])" office:value-type="currency" office:currency="USD" office:value="15767" calcext:value-type="currency">
            <text:p>$15,767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9]-[.J9];0)*[.H9])" office:value-type="currency" office:currency="USD" office:value="3941" calcext:value-type="currency">
            <text:p>$3,941</text:p>
          </table:table-cell>
          <table:table-cell table:style-name="ce39" table:formula="of:=TRUNC(MIN([.E9];([.AL9]+1)*RRIF_Withdrawal+([.AL9]-1)*SUM([.AA9:.AC9])-SUM([.P9];[.W9])))" office:value-type="currency" office:currency="USD" office:value="55461" calcext:value-type="currency">
            <text:p>$55,461</text:p>
          </table:table-cell>
          <table:table-cell table:style-name="ce34" office:value-type="percentage" office:value="0.0435" calcext:value-type="percentage">
            <text:p>4.35%</text:p>
          </table:table-cell>
          <table:table-cell table:style-name="ce27" table:formula="of:=TRUNC(MAX([.L8]+[.N8]+[.Q8]-[.R8];0))" office:value-type="currency" office:currency="USD" office:value="79010" calcext:value-type="currency">
            <text:p>$79,010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9]+[.Q9]-[.R9];0)*[.M9])" office:value-type="currency" office:currency="USD" office:value="4259" calcext:value-type="currency">
            <text:p>$4,259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9]+[.Q9]-[.R9];0)*[.O9])" office:value-type="currency" office:currency="USD" office:value="1064" calcext:value-type="currency">
            <text:p>$1,064</text:p>
          </table:table-cell>
          <table:table-cell table:style-name="ce27" table:formula="of:=[.Q8]" office:value-type="currency" office:currency="USD" office:value="0" calcext:value-type="currency">
            <text:p>$0</text:p>
          </table:table-cell>
          <table:table-cell table:style-name="ce27" table:formula="of:=TRUNC(MIN([.L9];TFSA_Withdrawal))" office:value-type="currency" office:currency="USD" office:value="8019" calcext:value-type="currency">
            <text:p>$8,019</text:p>
          </table:table-cell>
          <table:table-cell table:style-name="ce27" table:formula="of:=TRUNC(MAX([.S8]+[.U8]+[.X8]-[.Y8];0))" office:value-type="currency" office:currency="USD" office:value="154411" calcext:value-type="currency">
            <text:p>$154,411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9]+[.X9]-[.Y9];0)*[.T9])" office:value-type="currency" office:currency="USD" office:value="6977" calcext:value-type="currency">
            <text:p>$6,977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9]+[.X9]-[.Y9];0)*[.V9])" office:value-type="currency" office:currency="USD" office:value="3488" calcext:value-type="currency">
            <text:p>$3,488</text:p>
          </table:table-cell>
          <table:table-cell table:style-name="ce27" table:formula="of:=TRUNC([.X8])" office:value-type="currency" office:currency="USD" office:value="0" calcext:value-type="currency">
            <text:p>$0</text:p>
          </table:table-cell>
          <table:table-cell table:style-name="ce27" table:formula="of:=TRUNC(MIN([.S9];NR_Withdrawal))" office:value-type="currency" office:currency="USD" office:value="14856" calcext:value-type="currency">
            <text:p>$14,856</text:p>
          </table:table-cell>
          <table:table-cell table:style-name="ce41" table:formula="of:=[.Z8]*(1+[.Z$2])" office:value-type="percentage" office:value="0.0703550211328125" calcext:value-type="percentage">
            <text:p>7.04% </text:p>
          </table:table-cell>
          <table:table-cell table:formula="of:=[.AA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.J9]+[.AA9]+[.AB9]+[.AC9]" office:value-type="currency" office:currency="USD" office:value="55461" calcext:value-type="currency">
            <text:p>$55,461</text:p>
          </table:table-cell>
          <table:table-cell table:style-name="ce25" table:formula="of:=[.W9]" office:value-type="currency" office:currency="USD" office:value="3488" calcext:value-type="currency">
            <text:p>$3,488</text:p>
          </table:table-cell>
          <table:table-cell table:style-name="ce25" table:formula="of:=[.Y9]*[.Z9]" office:value-type="currency" office:currency="USD" office:value="1045.19419394906" calcext:value-type="currency">
            <text:p>$1,045</text:p>
          </table:table-cell>
          <table:table-cell table:style-name="ce27" table:formula="of:=SUM([.AD9:.AF9])" office:value-type="currency" office:currency="USD" office:value="59994.1941939491" calcext:value-type="currency">
            <text:p>$59,994</text:p>
          </table:table-cell>
          <table:table-cell office:value-type="currency" office:currency="USD" office:value="9403" calcext:value-type="currency">
            <text:p>$9,403</text:p>
          </table:table-cell>
          <table:table-cell table:formula="of:=[.AG9]-[.AH9]" office:value-type="currency" office:currency="USD" office:value="50591.1941939491" calcext:value-type="currency">
            <text:p>$50,591</text:p>
          </table:table-cell>
          <table:table-cell table:style-name="ce34" table:formula="of:=[.$AH9]/[.$AG9]" office:value-type="percentage" office:value="0.156731832577033" calcext:value-type="percentage">
            <text:p>15.67%</text:p>
          </table:table-cell>
          <table:table-cell table:formula="of:=SUM([.J9];[.P9];[.R9];[.W9];[.Y9];[.AA9];[.AB9];[.AC9])-SUM([.Q9];[.X9];[.AH9])" office:value-type="currency" office:currency="USD" office:value="73485" calcext:value-type="currency">
            <text:p>$73,485</text:p>
          </table:table-cell>
          <table:table-cell table:style-name="ce41" table:formula="of:=[.AL8]*(1+[.AL8])" office:value-type="percentage" office:value="0.0457976382728329" calcext:value-type="percentage">
            <text:p>4.58% </text:p>
          </table:table-cell>
          <table:table-cell table:formula="of:=[.AK9]*(1-[.AL9])" office:value-type="currency" office:currency="USD" office:value="70119.5605515209" calcext:value-type="currency">
            <text:p>$70,120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formula="of:=[.C9]+1" office:value-type="float" office:value="68" calcext:value-type="float">
            <text:p>68</text:p>
          </table:table-cell>
          <table:table-cell table:formula="of:=[.D9]+1" office:value-type="float" office:value="2030" calcext:value-type="float">
            <text:p>2030</text:p>
          </table:table-cell>
          <table:table-cell table:style-name="ce27" table:formula="of:=TRUNC(MAX([.E9]+[.G9]+[.I9]-[.J9]; 0))" office:value-type="currency" office:currency="USD" office:value="282496" calcext:value-type="currency">
            <text:p>$282,496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10]-[.J10];0)*[.F10])" office:value-type="currency" office:currency="USD" office:value="13599" calcext:value-type="currency">
            <text:p>$13,599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10]-[.J10];0)*[.H10])" office:value-type="currency" office:currency="USD" office:value="3399" calcext:value-type="currency">
            <text:p>$3,399</text:p>
          </table:table-cell>
          <table:table-cell table:style-name="ce39" table:formula="of:=TRUNC(MIN([.E10];([.AL10]+1)*RRIF_Withdrawal+([.AL10]-1)*SUM([.AA10:.AC10])-SUM([.P10];[.W10])))" office:value-type="currency" office:currency="USD" office:value="55834" calcext:value-type="currency">
            <text:p>$55,834</text:p>
          </table:table-cell>
          <table:table-cell table:style-name="ce34" office:value-type="percentage" office:value="0.0455" calcext:value-type="percentage">
            <text:p>4.55%</text:p>
          </table:table-cell>
          <table:table-cell table:style-name="ce27" table:formula="of:=TRUNC(MAX([.L9]+[.N9]+[.Q9]-[.R9];0))" office:value-type="currency" office:currency="USD" office:value="75250" calcext:value-type="currency">
            <text:p>$75,250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10]+[.Q10]-[.R10];0)*[.M10])" office:value-type="currency" office:currency="USD" office:value="4033" calcext:value-type="currency">
            <text:p>$4,033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10]+[.Q10]-[.R10];0)*[.O10])" office:value-type="currency" office:currency="USD" office:value="1008" calcext:value-type="currency">
            <text:p>$1,008</text:p>
          </table:table-cell>
          <table:table-cell table:style-name="ce27" table:formula="of:=[.Q9]" office:value-type="currency" office:currency="USD" office:value="0" calcext:value-type="currency">
            <text:p>$0</text:p>
          </table:table-cell>
          <table:table-cell table:style-name="ce27" table:formula="of:=TRUNC(MIN([.L10];TFSA_Withdrawal))" office:value-type="currency" office:currency="USD" office:value="8019" calcext:value-type="currency">
            <text:p>$8,019</text:p>
          </table:table-cell>
          <table:table-cell table:style-name="ce27" table:formula="of:=TRUNC(MAX([.S9]+[.U9]+[.X9]-[.Y9];0))" office:value-type="currency" office:currency="USD" office:value="146532" calcext:value-type="currency">
            <text:p>$146,532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10]+[.X10]-[.Y10];0)*[.T10])" office:value-type="currency" office:currency="USD" office:value="6583" calcext:value-type="currency">
            <text:p>$6,583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10]+[.X10]-[.Y10];0)*[.V10])" office:value-type="currency" office:currency="USD" office:value="3291" calcext:value-type="currency">
            <text:p>$3,291</text:p>
          </table:table-cell>
          <table:table-cell table:style-name="ce27" table:formula="of:=TRUNC([.X9])" office:value-type="currency" office:currency="USD" office:value="0" calcext:value-type="currency">
            <text:p>$0</text:p>
          </table:table-cell>
          <table:table-cell table:style-name="ce27" table:formula="of:=TRUNC(MIN([.S10];NR_Withdrawal))" office:value-type="currency" office:currency="USD" office:value="14856" calcext:value-type="currency">
            <text:p>$14,856</text:p>
          </table:table-cell>
          <table:table-cell table:style-name="ce41" table:formula="of:=[.Z9]*(1+[.Z$2])" office:value-type="percentage" office:value="0.0738727721894532" calcext:value-type="percentage">
            <text:p>7.39% </text:p>
          </table:table-cell>
          <table:table-cell table:formula="of:=[.AA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.J10]+[.AA10]+[.AB10]+[.AC10]" office:value-type="currency" office:currency="USD" office:value="55834" calcext:value-type="currency">
            <text:p>$55,834</text:p>
          </table:table-cell>
          <table:table-cell table:style-name="ce25" table:formula="of:=[.W10]" office:value-type="currency" office:currency="USD" office:value="3291" calcext:value-type="currency">
            <text:p>$3,291</text:p>
          </table:table-cell>
          <table:table-cell table:style-name="ce25" table:formula="of:=[.Y10]*[.Z10]" office:value-type="currency" office:currency="USD" office:value="1097.45390364652" calcext:value-type="currency">
            <text:p>$1,097</text:p>
          </table:table-cell>
          <table:table-cell table:style-name="ce27" table:formula="of:=SUM([.AD10:.AF10])" office:value-type="currency" office:currency="USD" office:value="60222.4539036465" calcext:value-type="currency">
            <text:p>$60,222</text:p>
          </table:table-cell>
          <table:table-cell office:value-type="currency" office:currency="USD" office:value="9512" calcext:value-type="currency">
            <text:p>$9,512</text:p>
          </table:table-cell>
          <table:table-cell table:formula="of:=[.AG10]-[.AH10]" office:value-type="currency" office:currency="USD" office:value="50710.4539036465" calcext:value-type="currency">
            <text:p>$50,710</text:p>
          </table:table-cell>
          <table:table-cell table:style-name="ce34" table:formula="of:=[.$AH10]/[.$AG10]" office:value-type="percentage" office:value="0.15794773184133" calcext:value-type="percentage">
            <text:p>15.79%</text:p>
          </table:table-cell>
          <table:table-cell table:formula="of:=SUM([.J10];[.P10];[.R10];[.W10];[.Y10];[.AA10];[.AB10];[.AC10])-SUM([.Q10];[.X10];[.AH10])" office:value-type="currency" office:currency="USD" office:value="73496" calcext:value-type="currency">
            <text:p>$73,496</text:p>
          </table:table-cell>
          <table:table-cell table:style-name="ce41" table:formula="of:=[.AL9]*(1+[.AL9])" office:value-type="percentage" office:value="0.0478950619442021" calcext:value-type="percentage">
            <text:p>4.79% </text:p>
          </table:table-cell>
          <table:table-cell table:formula="of:=[.AK10]*(1-[.AL10])" office:value-type="currency" office:currency="USD" office:value="69975.9045273489" calcext:value-type="currency">
            <text:p>$69,976</text:p>
          </table:table-cell>
          <table:table-cell table:number-columns-repeated="984"/>
        </table:table-row>
        <table:table-row table:style-name="ro2">
          <table:table-cell table:style-name="ce23" office:value-type="string" calcext:value-type="string">
            <text:p>NR Withdrawal</text:p>
          </table:table-cell>
          <table:table-cell table:style-name="ce25" office:value-type="currency" office:currency="USD" office:value="14856.4" calcext:value-type="currency">
            <text:p>$14,856</text:p>
          </table:table-cell>
          <table:table-cell table:formula="of:=[.C10]+1" office:value-type="float" office:value="69" calcext:value-type="float">
            <text:p>69</text:p>
          </table:table-cell>
          <table:table-cell table:formula="of:=[.D10]+1" office:value-type="float" office:value="2031" calcext:value-type="float">
            <text:p>2031</text:p>
          </table:table-cell>
          <table:table-cell table:style-name="ce27" table:formula="of:=TRUNC(MAX([.E10]+[.G10]+[.I10]-[.J10]; 0))" office:value-type="currency" office:currency="USD" office:value="243660" calcext:value-type="currency">
            <text:p>$243,660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11]-[.J11];0)*[.F11])" office:value-type="currency" office:currency="USD" office:value="11245" calcext:value-type="currency">
            <text:p>$11,245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11]-[.J11];0)*[.H11])" office:value-type="currency" office:currency="USD" office:value="2811" calcext:value-type="currency">
            <text:p>$2,811</text:p>
          </table:table-cell>
          <table:table-cell table:style-name="ce39" table:formula="of:=TRUNC(MIN([.E11];([.AL11]+1)*RRIF_Withdrawal+([.AL11]-1)*SUM([.AA11:.AC11])-SUM([.P11];[.W11])))" office:value-type="currency" office:currency="USD" office:value="56232" calcext:value-type="currency">
            <text:p>$56,232</text:p>
          </table:table-cell>
          <table:table-cell table:style-name="ce34" office:value-type="percentage" office:value="0.0476" calcext:value-type="percentage">
            <text:p>4.76%</text:p>
          </table:table-cell>
          <table:table-cell table:style-name="ce27" table:formula="of:=TRUNC(MAX([.L10]+[.N10]+[.Q10]-[.R10];0))" office:value-type="currency" office:currency="USD" office:value="71264" calcext:value-type="currency">
            <text:p>$71,264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11]+[.Q11]-[.R11];0)*[.M11])" office:value-type="currency" office:currency="USD" office:value="3794" calcext:value-type="currency">
            <text:p>$3,794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11]+[.Q11]-[.R11];0)*[.O11])" office:value-type="currency" office:currency="USD" office:value="948" calcext:value-type="currency">
            <text:p>$948</text:p>
          </table:table-cell>
          <table:table-cell table:style-name="ce27" table:formula="of:=[.Q10]" office:value-type="currency" office:currency="USD" office:value="0" calcext:value-type="currency">
            <text:p>$0</text:p>
          </table:table-cell>
          <table:table-cell table:style-name="ce27" table:formula="of:=TRUNC(MIN([.L11];TFSA_Withdrawal))" office:value-type="currency" office:currency="USD" office:value="8019" calcext:value-type="currency">
            <text:p>$8,019</text:p>
          </table:table-cell>
          <table:table-cell table:style-name="ce27" table:formula="of:=TRUNC(MAX([.S10]+[.U10]+[.X10]-[.Y10];0))" office:value-type="currency" office:currency="USD" office:value="138259" calcext:value-type="currency">
            <text:p>$138,259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11]+[.X11]-[.Y11];0)*[.T11])" office:value-type="currency" office:currency="USD" office:value="6170" calcext:value-type="currency">
            <text:p>$6,170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11]+[.X11]-[.Y11];0)*[.V11])" office:value-type="currency" office:currency="USD" office:value="3085" calcext:value-type="currency">
            <text:p>$3,085</text:p>
          </table:table-cell>
          <table:table-cell table:style-name="ce27" table:formula="of:=TRUNC([.X10])" office:value-type="currency" office:currency="USD" office:value="0" calcext:value-type="currency">
            <text:p>$0</text:p>
          </table:table-cell>
          <table:table-cell table:style-name="ce27" table:formula="of:=TRUNC(MIN([.S11];NR_Withdrawal))" office:value-type="currency" office:currency="USD" office:value="14856" calcext:value-type="currency">
            <text:p>$14,856</text:p>
          </table:table-cell>
          <table:table-cell table:style-name="ce41" table:formula="of:=[.Z10]*(1+[.Z$2])" office:value-type="percentage" office:value="0.0775664107989258" calcext:value-type="percentage">
            <text:p>7.76% </text:p>
          </table:table-cell>
          <table:table-cell table:formula="of:=[.AA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table:formula="of:=[.J11]+[.AA11]+[.AB11]+[.AC11]" office:value-type="currency" office:currency="USD" office:value="56232" calcext:value-type="currency">
            <text:p>$56,232</text:p>
          </table:table-cell>
          <table:table-cell table:style-name="ce25" table:formula="of:=[.W11]" office:value-type="currency" office:currency="USD" office:value="3085" calcext:value-type="currency">
            <text:p>$3,085</text:p>
          </table:table-cell>
          <table:table-cell table:style-name="ce25" table:formula="of:=[.Y11]*[.Z11]" office:value-type="currency" office:currency="USD" office:value="1152.32659882884" calcext:value-type="currency">
            <text:p>$1,152</text:p>
          </table:table-cell>
          <table:table-cell table:style-name="ce27" table:formula="of:=SUM([.AD11:.AF11])" office:value-type="currency" office:currency="USD" office:value="60469.3265988288" calcext:value-type="currency">
            <text:p>$60,469</text:p>
          </table:table-cell>
          <table:table-cell office:value-type="currency" office:currency="USD" office:value="9629" calcext:value-type="currency">
            <text:p>$9,629</text:p>
          </table:table-cell>
          <table:table-cell table:formula="of:=[.AG11]-[.AH11]" office:value-type="currency" office:currency="USD" office:value="50840.3265988288" calcext:value-type="currency">
            <text:p>$50,840</text:p>
          </table:table-cell>
          <table:table-cell table:style-name="ce34" table:formula="of:=[.$AH11]/[.$AG11]" office:value-type="percentage" office:value="0.159237758076613" calcext:value-type="percentage">
            <text:p>15.92%</text:p>
          </table:table-cell>
          <table:table-cell table:formula="of:=SUM([.J11];[.P11];[.R11];[.W11];[.Y11];[.AA11];[.AB11];[.AC11])-SUM([.Q11];[.X11];[.AH11])" office:value-type="currency" office:currency="USD" office:value="73511" calcext:value-type="currency">
            <text:p>$73,511</text:p>
          </table:table-cell>
          <table:table-cell table:style-name="ce41" table:formula="of:=[.AL10]*(1+[.AL10])" office:value-type="percentage" office:value="0.0501889989028411" calcext:value-type="percentage">
            <text:p>5.02% </text:p>
          </table:table-cell>
          <table:table-cell table:formula="of:=[.AK11]*(1-[.AL11])" office:value-type="currency" office:currency="USD" office:value="69821.5565016533" calcext:value-type="currency">
            <text:p>$69,822</text:p>
          </table:table-cell>
          <table:table-cell table:number-columns-repeated="984"/>
        </table:table-row>
        <table:table-row table:style-name="ro2">
          <table:table-cell table:style-name="ce23" office:value-type="string" calcext:value-type="string">
            <text:p>NR Growth</text:p>
          </table:table-cell>
          <table:table-cell table:style-name="ce26" office:value-type="percentage" office:value="0.05" calcext:value-type="percentage">
            <text:p>5.0%</text:p>
          </table:table-cell>
          <table:table-cell table:formula="of:=[.C11]+1" office:value-type="float" office:value="70" calcext:value-type="float">
            <text:p>70</text:p>
          </table:table-cell>
          <table:table-cell table:formula="of:=[.D11]+1" office:value-type="float" office:value="2032" calcext:value-type="float">
            <text:p>2032</text:p>
          </table:table-cell>
          <table:table-cell table:style-name="ce27" table:formula="of:=TRUNC(MAX([.E11]+[.G11]+[.I11]-[.J11]; 0))" office:value-type="currency" office:currency="USD" office:value="201484" calcext:value-type="currency">
            <text:p>$201,484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12]-[.J12];0)*[.F12])" office:value-type="currency" office:currency="USD" office:value="10735" calcext:value-type="currency">
            <text:p>$10,735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12]-[.J12];0)*[.H12])" office:value-type="currency" office:currency="USD" office:value="2683" calcext:value-type="currency">
            <text:p>$2,683</text:p>
          </table:table-cell>
          <table:table-cell table:style-name="ce39" table:formula="of:=TRUNC(MIN([.E12];([.AL12]+1)*RRIF_Withdrawal+([.AL12]-1)*SUM([.AA12:.AC12])-SUM([.P12];[.W12])))" office:value-type="currency" office:currency="USD" office:value="22555" calcext:value-type="currency">
            <text:p>$22,555</text:p>
          </table:table-cell>
          <table:table-cell table:style-name="ce34" office:value-type="percentage" office:value="0.05" calcext:value-type="percentage">
            <text:p>5.00%</text:p>
          </table:table-cell>
          <table:table-cell table:style-name="ce27" table:formula="of:=TRUNC(MAX([.L11]+[.N11]+[.Q11]-[.R11];0))" office:value-type="currency" office:currency="USD" office:value="67039" calcext:value-type="currency">
            <text:p>$67,039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12]+[.Q12]-[.R12];0)*[.M12])" office:value-type="currency" office:currency="USD" office:value="3541" calcext:value-type="currency">
            <text:p>$3,541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12]+[.Q12]-[.R12];0)*[.O12])" office:value-type="currency" office:currency="USD" office:value="885" calcext:value-type="currency">
            <text:p>$885</text:p>
          </table:table-cell>
          <table:table-cell table:style-name="ce27" table:formula="of:=[.Q11]" office:value-type="currency" office:currency="USD" office:value="0" calcext:value-type="currency">
            <text:p>$0</text:p>
          </table:table-cell>
          <table:table-cell table:style-name="ce27" table:formula="of:=TRUNC(MIN([.L12];TFSA_Withdrawal))" office:value-type="currency" office:currency="USD" office:value="8019" calcext:value-type="currency">
            <text:p>$8,019</text:p>
          </table:table-cell>
          <table:table-cell table:style-name="ce27" table:formula="of:=TRUNC(MAX([.S11]+[.U11]+[.X11]-[.Y11];0))" office:value-type="currency" office:currency="USD" office:value="129573" calcext:value-type="currency">
            <text:p>$129,573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12]+[.X12]-[.Y12];0)*[.T12])" office:value-type="currency" office:currency="USD" office:value="5735" calcext:value-type="currency">
            <text:p>$5,735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12]+[.X12]-[.Y12];0)*[.V12])" office:value-type="currency" office:currency="USD" office:value="2867" calcext:value-type="currency">
            <text:p>$2,867</text:p>
          </table:table-cell>
          <table:table-cell table:style-name="ce27" table:formula="of:=TRUNC([.X11])" office:value-type="currency" office:currency="USD" office:value="0" calcext:value-type="currency">
            <text:p>$0</text:p>
          </table:table-cell>
          <table:table-cell table:style-name="ce27" table:formula="of:=TRUNC(MIN([.S12];NR_Withdrawal))" office:value-type="currency" office:currency="USD" office:value="14856" calcext:value-type="currency">
            <text:p>$14,856</text:p>
          </table:table-cell>
          <table:table-cell table:style-name="ce41" table:formula="of:=[.Z11]*(1+[.Z$2])" office:value-type="percentage" office:value="0.0814447313388721" calcext:value-type="percentage">
            <text:p>8.14% </text:p>
          </table:table-cell>
          <table:table-cell table:style-name="ce27" table:formula="of:=12*CPP" office:value-type="currency" office:currency="USD" office:value="24000" calcext:value-type="currency">
            <text:p>$24,000</text:p>
          </table:table-cell>
          <table:table-cell table:style-name="ce27" table:formula="of:=12*OAS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J12]+[.AA12]+[.AB12]+[.AC12]" office:value-type="currency" office:currency="USD" office:value="58555" calcext:value-type="currency">
            <text:p>$58,555</text:p>
          </table:table-cell>
          <table:table-cell table:style-name="ce25" table:formula="of:=[.W12]" office:value-type="currency" office:currency="USD" office:value="2867" calcext:value-type="currency">
            <text:p>$2,867</text:p>
          </table:table-cell>
          <table:table-cell table:style-name="ce25" table:formula="of:=[.Y12]*[.Z12]" office:value-type="currency" office:currency="USD" office:value="1209.94292877028" calcext:value-type="currency">
            <text:p>$1,210</text:p>
          </table:table-cell>
          <table:table-cell table:style-name="ce27" table:formula="of:=SUM([.AD12:.AF12])" office:value-type="currency" office:currency="USD" office:value="62631.9429287703" calcext:value-type="currency">
            <text:p>$62,632</text:p>
          </table:table-cell>
          <table:table-cell office:value-type="currency" office:currency="USD" office:value="10289" calcext:value-type="currency">
            <text:p>$10,289</text:p>
          </table:table-cell>
          <table:table-cell table:formula="of:=[.AG12]-[.AH12]" office:value-type="currency" office:currency="USD" office:value="52342.9429287703" calcext:value-type="currency">
            <text:p>$52,343</text:p>
          </table:table-cell>
          <table:table-cell table:style-name="ce34" table:formula="of:=[.$AH12]/[.$AG12]" office:value-type="percentage" office:value="0.164277196568872" calcext:value-type="percentage">
            <text:p>16.43%</text:p>
          </table:table-cell>
          <table:table-cell table:formula="of:=SUM([.J12];[.P12];[.R12];[.W12];[.Y12];[.AA12];[.AB12];[.AC12])-SUM([.Q12];[.X12];[.AH12])" office:value-type="currency" office:currency="USD" office:value="74893" calcext:value-type="currency">
            <text:p>$74,893</text:p>
          </table:table-cell>
          <table:table-cell table:style-name="ce41" table:formula="of:=[.AL11]*(1+[.AL11])" office:value-type="percentage" office:value="0.0527079345137105" calcext:value-type="percentage">
            <text:p>5.27% </text:p>
          </table:table-cell>
          <table:table-cell table:formula="of:=[.AK12]*(1-[.AL12])" office:value-type="currency" office:currency="USD" office:value="70945.5446604647" calcext:value-type="currency">
            <text:p>$70,946</text:p>
          </table:table-cell>
          <table:table-cell table:number-columns-repeated="984"/>
        </table:table-row>
        <table:table-row table:style-name="ro2">
          <table:table-cell table:style-name="ce23" office:value-type="string" calcext:value-type="string">
            <text:p>NR Yield</text:p>
          </table:table-cell>
          <table:table-cell table:style-name="ce26" office:value-type="percentage" office:value="0.025" calcext:value-type="percentage">
            <text:p>2.5%</text:p>
          </table:table-cell>
          <table:table-cell table:formula="of:=[.C12]+1" office:value-type="float" office:value="71" calcext:value-type="float">
            <text:p>71</text:p>
          </table:table-cell>
          <table:table-cell table:formula="of:=[.D12]+1" office:value-type="float" office:value="2033" calcext:value-type="float">
            <text:p>2033</text:p>
          </table:table-cell>
          <table:table-cell table:style-name="ce27" table:formula="of:=TRUNC(MAX([.E12]+[.G12]+[.I12]-[.J12]; 0))" office:value-type="currency" office:currency="USD" office:value="192347" calcext:value-type="currency">
            <text:p>$192,347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13]-[.J13];0)*[.F13])" office:value-type="currency" office:currency="USD" office:value="10154" calcext:value-type="currency">
            <text:p>$10,154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13]-[.J13];0)*[.H13])" office:value-type="currency" office:currency="USD" office:value="2538" calcext:value-type="currency">
            <text:p>$2,538</text:p>
          </table:table-cell>
          <table:table-cell table:style-name="ce39" table:formula="of:=TRUNC(MIN([.E13];([.AL13]+1)*RRIF_Withdrawal+([.AL13]-1)*SUM([.AA13:.AC13])-SUM([.P13];[.W13])))" office:value-type="currency" office:currency="USD" office:value="23109" calcext:value-type="currency">
            <text:p>$23,109</text:p>
          </table:table-cell>
          <table:table-cell table:style-name="ce34" office:value-type="percentage" office:value="0.0528" calcext:value-type="percentage">
            <text:p>5.28%</text:p>
          </table:table-cell>
          <table:table-cell table:style-name="ce27" table:formula="of:=TRUNC(MAX([.L12]+[.N12]+[.Q12]-[.R12];0))" office:value-type="currency" office:currency="USD" office:value="62561" calcext:value-type="currency">
            <text:p>$62,561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13]+[.Q13]-[.R13];0)*[.M13])" office:value-type="currency" office:currency="USD" office:value="3272" calcext:value-type="currency">
            <text:p>$3,272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13]+[.Q13]-[.R13];0)*[.O13])" office:value-type="currency" office:currency="USD" office:value="818" calcext:value-type="currency">
            <text:p>$818</text:p>
          </table:table-cell>
          <table:table-cell table:style-name="ce27" table:formula="of:=[.Q12]" office:value-type="currency" office:currency="USD" office:value="0" calcext:value-type="currency">
            <text:p>$0</text:p>
          </table:table-cell>
          <table:table-cell table:style-name="ce27" table:formula="of:=TRUNC(MIN([.L13];TFSA_Withdrawal))" office:value-type="currency" office:currency="USD" office:value="8019" calcext:value-type="currency">
            <text:p>$8,019</text:p>
          </table:table-cell>
          <table:table-cell table:style-name="ce27" table:formula="of:=TRUNC(MAX([.S12]+[.U12]+[.X12]-[.Y12];0))" office:value-type="currency" office:currency="USD" office:value="120452" calcext:value-type="currency">
            <text:p>$120,452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13]+[.X13]-[.Y13];0)*[.T13])" office:value-type="currency" office:currency="USD" office:value="5279" calcext:value-type="currency">
            <text:p>$5,279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13]+[.X13]-[.Y13];0)*[.V13])" office:value-type="currency" office:currency="USD" office:value="2639" calcext:value-type="currency">
            <text:p>$2,639</text:p>
          </table:table-cell>
          <table:table-cell table:style-name="ce27" table:formula="of:=TRUNC([.X12])" office:value-type="currency" office:currency="USD" office:value="0" calcext:value-type="currency">
            <text:p>$0</text:p>
          </table:table-cell>
          <table:table-cell table:style-name="ce27" table:formula="of:=TRUNC(MIN([.S13];NR_Withdrawal))" office:value-type="currency" office:currency="USD" office:value="14856" calcext:value-type="currency">
            <text:p>$14,856</text:p>
          </table:table-cell>
          <table:table-cell table:style-name="ce41" table:formula="of:=[.Z12]*(1+[.Z$2])" office:value-type="percentage" office:value="0.0855169679058157" calcext:value-type="percentage">
            <text:p>8.55% </text:p>
          </table:table-cell>
          <table:table-cell table:style-name="ce27" table:formula="of:=[.AA12]" office:value-type="currency" office:currency="USD" office:value="24000" calcext:value-type="currency">
            <text:p>$24,000</text:p>
          </table:table-cell>
          <table:table-cell table:style-name="ce27" table:formula="of:=[.AB12]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J13]+[.AA13]+[.AB13]+[.AC13]" office:value-type="currency" office:currency="USD" office:value="59109" calcext:value-type="currency">
            <text:p>$59,109</text:p>
          </table:table-cell>
          <table:table-cell table:style-name="ce25" table:formula="of:=[.W13]" office:value-type="currency" office:currency="USD" office:value="2639" calcext:value-type="currency">
            <text:p>$2,639</text:p>
          </table:table-cell>
          <table:table-cell table:style-name="ce25" table:formula="of:=[.Y13]*[.Z13]" office:value-type="currency" office:currency="USD" office:value="1270.4400752088" calcext:value-type="currency">
            <text:p>$1,270</text:p>
          </table:table-cell>
          <table:table-cell table:style-name="ce27" table:formula="of:=SUM([.AD13:.AF13])" office:value-type="currency" office:currency="USD" office:value="63018.4400752088" calcext:value-type="currency">
            <text:p>$63,018</text:p>
          </table:table-cell>
          <table:table-cell office:value-type="currency" office:currency="USD" office:value="10450" calcext:value-type="currency">
            <text:p>$10,450</text:p>
          </table:table-cell>
          <table:table-cell table:formula="of:=[.AG13]-[.AH13]" office:value-type="currency" office:currency="USD" office:value="52568.4400752088" calcext:value-type="currency">
            <text:p>$52,568</text:p>
          </table:table-cell>
          <table:table-cell table:style-name="ce34" table:formula="of:=[.$AH13]/[.$AG13]" office:value-type="percentage" office:value="0.165824479113233" calcext:value-type="percentage">
            <text:p>16.58%</text:p>
          </table:table-cell>
          <table:table-cell table:formula="of:=SUM([.J13];[.P13];[.R13];[.W13];[.Y13];[.AA13];[.AB13];[.AC13])-SUM([.Q13];[.X13];[.AH13])" office:value-type="currency" office:currency="USD" office:value="74991" calcext:value-type="currency">
            <text:p>$74,991</text:p>
          </table:table-cell>
          <table:table-cell table:style-name="ce41" table:formula="of:=[.AL12]*(1+[.AL12])" office:value-type="percentage" office:value="0.0554860608744121" calcext:value-type="percentage">
            <text:p>5.55% </text:p>
          </table:table-cell>
          <table:table-cell table:formula="of:=[.AK13]*(1-[.AL13])" office:value-type="currency" office:currency="USD" office:value="70830.044808967" calcext:value-type="currency">
            <text:p>$70,830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formula="of:=[.C13]+1" office:value-type="float" office:value="72" calcext:value-type="float">
            <text:p>72</text:p>
          </table:table-cell>
          <table:table-cell table:formula="of:=[.D13]+1" office:value-type="float" office:value="2034" calcext:value-type="float">
            <text:p>2034</text:p>
          </table:table-cell>
          <table:table-cell table:style-name="ce27" table:formula="of:=TRUNC(MAX([.E13]+[.G13]+[.I13]-[.J13]; 0))" office:value-type="currency" office:currency="USD" office:value="181930" calcext:value-type="currency">
            <text:p>$181,930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14]-[.J14];0)*[.F14])" office:value-type="currency" office:currency="USD" office:value="9493" calcext:value-type="currency">
            <text:p>$9,493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14]-[.J14];0)*[.H14])" office:value-type="currency" office:currency="USD" office:value="2373" calcext:value-type="currency">
            <text:p>$2,373</text:p>
          </table:table-cell>
          <table:table-cell table:style-name="ce39" table:formula="of:=TRUNC(MIN([.E14];([.AL14]+1)*RRIF_Withdrawal+([.AL14]-1)*SUM([.AA14:.AC14])-SUM([.P14];[.W14])))" office:value-type="currency" office:currency="USD" office:value="23708" calcext:value-type="currency">
            <text:p>$23,708</text:p>
          </table:table-cell>
          <table:table-cell table:style-name="ce34" office:value-type="percentage" office:value="0.054" calcext:value-type="percentage">
            <text:p>5.40%</text:p>
          </table:table-cell>
          <table:table-cell table:style-name="ce27" table:formula="of:=TRUNC(MAX([.L13]+[.N13]+[.Q13]-[.R13];0))" office:value-type="currency" office:currency="USD" office:value="57814" calcext:value-type="currency">
            <text:p>$57,814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14]+[.Q14]-[.R14];0)*[.M14])" office:value-type="currency" office:currency="USD" office:value="2987" calcext:value-type="currency">
            <text:p>$2,987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14]+[.Q14]-[.R14];0)*[.O14])" office:value-type="currency" office:currency="USD" office:value="746" calcext:value-type="currency">
            <text:p>$746</text:p>
          </table:table-cell>
          <table:table-cell table:style-name="ce27" table:formula="of:=[.Q13]" office:value-type="currency" office:currency="USD" office:value="0" calcext:value-type="currency">
            <text:p>$0</text:p>
          </table:table-cell>
          <table:table-cell table:style-name="ce27" table:formula="of:=TRUNC(MIN([.L14];TFSA_Withdrawal))" office:value-type="currency" office:currency="USD" office:value="8019" calcext:value-type="currency">
            <text:p>$8,019</text:p>
          </table:table-cell>
          <table:table-cell table:style-name="ce27" table:formula="of:=TRUNC(MAX([.S13]+[.U13]+[.X13]-[.Y13];0))" office:value-type="currency" office:currency="USD" office:value="110875" calcext:value-type="currency">
            <text:p>$110,875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14]+[.X14]-[.Y14];0)*[.T14])" office:value-type="currency" office:currency="USD" office:value="4800" calcext:value-type="currency">
            <text:p>$4,800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14]+[.X14]-[.Y14];0)*[.V14])" office:value-type="currency" office:currency="USD" office:value="2400" calcext:value-type="currency">
            <text:p>$2,400</text:p>
          </table:table-cell>
          <table:table-cell table:style-name="ce27" table:formula="of:=TRUNC([.X13])" office:value-type="currency" office:currency="USD" office:value="0" calcext:value-type="currency">
            <text:p>$0</text:p>
          </table:table-cell>
          <table:table-cell table:style-name="ce27" table:formula="of:=TRUNC(MIN([.S14];NR_Withdrawal))" office:value-type="currency" office:currency="USD" office:value="14856" calcext:value-type="currency">
            <text:p>$14,856</text:p>
          </table:table-cell>
          <table:table-cell table:style-name="ce41" table:formula="of:=[.Z13]*(1+[.Z$2])" office:value-type="percentage" office:value="0.0897928163011065" calcext:value-type="percentage">
            <text:p>8.98% </text:p>
          </table:table-cell>
          <table:table-cell table:style-name="ce27" table:formula="of:=[.AA13]" office:value-type="currency" office:currency="USD" office:value="24000" calcext:value-type="currency">
            <text:p>$24,000</text:p>
          </table:table-cell>
          <table:table-cell table:style-name="ce27" table:formula="of:=[.AB13]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J14]+[.AA14]+[.AB14]+[.AC14]" office:value-type="currency" office:currency="USD" office:value="59708" calcext:value-type="currency">
            <text:p>$59,708</text:p>
          </table:table-cell>
          <table:table-cell table:style-name="ce25" table:formula="of:=[.W14]" office:value-type="currency" office:currency="USD" office:value="2400" calcext:value-type="currency">
            <text:p>$2,400</text:p>
          </table:table-cell>
          <table:table-cell table:style-name="ce25" table:formula="of:=[.Y14]*[.Z14]" office:value-type="currency" office:currency="USD" office:value="1333.96207896924" calcext:value-type="currency">
            <text:p>$1,334</text:p>
          </table:table-cell>
          <table:table-cell table:style-name="ce27" table:formula="of:=SUM([.AD14:.AF14])" office:value-type="currency" office:currency="USD" office:value="63441.9620789692" calcext:value-type="currency">
            <text:p>$63,442</text:p>
          </table:table-cell>
          <table:table-cell office:value-type="currency" office:currency="USD" office:value="10624" calcext:value-type="currency">
            <text:p>$10,624</text:p>
          </table:table-cell>
          <table:table-cell table:formula="of:=[.AG14]-[.AH14]" office:value-type="currency" office:currency="USD" office:value="52817.9620789692" calcext:value-type="currency">
            <text:p>$52,818</text:p>
          </table:table-cell>
          <table:table-cell table:style-name="ce34" table:formula="of:=[.$AH14]/[.$AG14]" office:value-type="percentage" office:value="0.167460142338848" calcext:value-type="percentage">
            <text:p>16.75%</text:p>
          </table:table-cell>
          <table:table-cell table:formula="of:=SUM([.J14];[.P14];[.R14];[.W14];[.Y14];[.AA14];[.AB14];[.AC14])-SUM([.Q14];[.X14];[.AH14])" office:value-type="currency" office:currency="USD" office:value="75105" calcext:value-type="currency">
            <text:p>$75,105</text:p>
          </table:table-cell>
          <table:table-cell table:style-name="ce41" table:formula="of:=[.AL13]*(1+[.AL13])" office:value-type="percentage" office:value="0.058564763825771" calcext:value-type="percentage">
            <text:p>5.86% </text:p>
          </table:table-cell>
          <table:table-cell table:formula="of:=[.AK14]*(1-[.AL14])" office:value-type="currency" office:currency="USD" office:value="70706.4934128655" calcext:value-type="currency">
            <text:p>$70,706</text:p>
          </table:table-cell>
          <table:table-cell table:number-columns-repeated="984"/>
        </table:table-row>
        <table:table-row table:style-name="ro2">
          <table:table-cell table:style-name="ce23" office:value-type="string" calcext:value-type="string">
            <text:p>CPP Per Month</text:p>
          </table:table-cell>
          <table:table-cell table:style-name="ce25" office:value-type="currency" office:currency="USD" office:value="2000" calcext:value-type="currency">
            <text:p>$2,000</text:p>
          </table:table-cell>
          <table:table-cell table:formula="of:=[.C14]+1" office:value-type="float" office:value="73" calcext:value-type="float">
            <text:p>73</text:p>
          </table:table-cell>
          <table:table-cell table:formula="of:=[.D14]+1" office:value-type="float" office:value="2035" calcext:value-type="float">
            <text:p>2035</text:p>
          </table:table-cell>
          <table:table-cell table:style-name="ce27" table:formula="of:=TRUNC(MAX([.E14]+[.G14]+[.I14]-[.J14]; 0))" office:value-type="currency" office:currency="USD" office:value="170088" calcext:value-type="currency">
            <text:p>$170,088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15]-[.J15];0)*[.F15])" office:value-type="currency" office:currency="USD" office:value="8744" calcext:value-type="currency">
            <text:p>$8,744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15]-[.J15];0)*[.H15])" office:value-type="currency" office:currency="USD" office:value="2186" calcext:value-type="currency">
            <text:p>$2,186</text:p>
          </table:table-cell>
          <table:table-cell table:style-name="ce39" table:formula="of:=TRUNC(MIN([.E15];([.AL15]+1)*RRIF_Withdrawal+([.AL15]-1)*SUM([.AA15:.AC15])-SUM([.P15];[.W15])))" office:value-type="currency" office:currency="USD" office:value="24354" calcext:value-type="currency">
            <text:p>$24,354</text:p>
          </table:table-cell>
          <table:table-cell table:style-name="ce34" office:value-type="percentage" office:value="0.0553" calcext:value-type="percentage">
            <text:p>5.53%</text:p>
          </table:table-cell>
          <table:table-cell table:style-name="ce27" table:formula="of:=TRUNC(MAX([.L14]+[.N14]+[.Q14]-[.R14];0))" office:value-type="currency" office:currency="USD" office:value="52782" calcext:value-type="currency">
            <text:p>$52,782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15]+[.Q15]-[.R15];0)*[.M15])" office:value-type="currency" office:currency="USD" office:value="2685" calcext:value-type="currency">
            <text:p>$2,685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15]+[.Q15]-[.R15];0)*[.O15])" office:value-type="currency" office:currency="USD" office:value="671" calcext:value-type="currency">
            <text:p>$671</text:p>
          </table:table-cell>
          <table:table-cell table:style-name="ce27" table:formula="of:=[.Q14]" office:value-type="currency" office:currency="USD" office:value="0" calcext:value-type="currency">
            <text:p>$0</text:p>
          </table:table-cell>
          <table:table-cell table:style-name="ce27" table:formula="of:=TRUNC(MIN([.L15];TFSA_Withdrawal))" office:value-type="currency" office:currency="USD" office:value="8019" calcext:value-type="currency">
            <text:p>$8,019</text:p>
          </table:table-cell>
          <table:table-cell table:style-name="ce27" table:formula="of:=TRUNC(MAX([.S14]+[.U14]+[.X14]-[.Y14];0))" office:value-type="currency" office:currency="USD" office:value="100819" calcext:value-type="currency">
            <text:p>$100,819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15]+[.X15]-[.Y15];0)*[.T15])" office:value-type="currency" office:currency="USD" office:value="4298" calcext:value-type="currency">
            <text:p>$4,298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15]+[.X15]-[.Y15];0)*[.V15])" office:value-type="currency" office:currency="USD" office:value="2149" calcext:value-type="currency">
            <text:p>$2,149</text:p>
          </table:table-cell>
          <table:table-cell table:style-name="ce27" table:formula="of:=TRUNC([.X14])" office:value-type="currency" office:currency="USD" office:value="0" calcext:value-type="currency">
            <text:p>$0</text:p>
          </table:table-cell>
          <table:table-cell table:style-name="ce27" table:formula="of:=TRUNC(MIN([.S15];NR_Withdrawal))" office:value-type="currency" office:currency="USD" office:value="14856" calcext:value-type="currency">
            <text:p>$14,856</text:p>
          </table:table-cell>
          <table:table-cell table:style-name="ce41" table:formula="of:=[.Z14]*(1+[.Z$2])" office:value-type="percentage" office:value="0.0942824571161619" calcext:value-type="percentage">
            <text:p>9.43% </text:p>
          </table:table-cell>
          <table:table-cell table:style-name="ce27" table:formula="of:=[.AA14]" office:value-type="currency" office:currency="USD" office:value="24000" calcext:value-type="currency">
            <text:p>$24,000</text:p>
          </table:table-cell>
          <table:table-cell table:style-name="ce27" table:formula="of:=[.AB14]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J15]+[.AA15]+[.AB15]+[.AC15]" office:value-type="currency" office:currency="USD" office:value="60354" calcext:value-type="currency">
            <text:p>$60,354</text:p>
          </table:table-cell>
          <table:table-cell table:style-name="ce25" table:formula="of:=[.W15]" office:value-type="currency" office:currency="USD" office:value="2149" calcext:value-type="currency">
            <text:p>$2,149</text:p>
          </table:table-cell>
          <table:table-cell table:style-name="ce25" table:formula="of:=[.Y15]*[.Z15]" office:value-type="currency" office:currency="USD" office:value="1400.6601829177" calcext:value-type="currency">
            <text:p>$1,401</text:p>
          </table:table-cell>
          <table:table-cell table:style-name="ce27" table:formula="of:=SUM([.AD15:.AF15])" office:value-type="currency" office:currency="USD" office:value="63903.6601829177" calcext:value-type="currency">
            <text:p>$63,904</text:p>
          </table:table-cell>
          <table:table-cell office:value-type="currency" office:currency="USD" office:value="10811" calcext:value-type="currency">
            <text:p>$10,811</text:p>
          </table:table-cell>
          <table:table-cell table:formula="of:=[.AG15]-[.AH15]" office:value-type="currency" office:currency="USD" office:value="53092.6601829177" calcext:value-type="currency">
            <text:p>$53,093</text:p>
          </table:table-cell>
          <table:table-cell table:style-name="ce34" table:formula="of:=[.$AH15]/[.$AG15]" office:value-type="percentage" office:value="0.169176538073948" calcext:value-type="percentage">
            <text:p>16.92%</text:p>
          </table:table-cell>
          <table:table-cell table:formula="of:=SUM([.J15];[.P15];[.R15];[.W15];[.Y15];[.AA15];[.AB15];[.AC15])-SUM([.Q15];[.X15];[.AH15])" office:value-type="currency" office:currency="USD" office:value="75238" calcext:value-type="currency">
            <text:p>$75,238</text:p>
          </table:table-cell>
          <table:table-cell table:style-name="ce41" table:formula="of:=[.AL14]*(1+[.AL14])" office:value-type="percentage" office:value="0.0619945953877394" calcext:value-type="percentage">
            <text:p>6.20% </text:p>
          </table:table-cell>
          <table:table-cell table:formula="of:=[.AK15]*(1-[.AL15])" office:value-type="currency" office:currency="USD" office:value="70573.6506322173" calcext:value-type="currency">
            <text:p>$70,574</text:p>
          </table:table-cell>
          <table:table-cell table:number-columns-repeated="984"/>
        </table:table-row>
        <table:table-row table:style-name="ro2">
          <table:table-cell table:style-name="ce23" office:value-type="string" calcext:value-type="string">
            <text:p>OAS Per Month</text:p>
          </table:table-cell>
          <table:table-cell table:style-name="ce25" office:value-type="currency" office:currency="USD" office:value="1000" calcext:value-type="currency">
            <text:p>$1,000</text:p>
          </table:table-cell>
          <table:table-cell table:formula="of:=[.C15]+1" office:value-type="float" office:value="74" calcext:value-type="float">
            <text:p>74</text:p>
          </table:table-cell>
          <table:table-cell table:formula="of:=[.D15]+1" office:value-type="float" office:value="2036" calcext:value-type="float">
            <text:p>2036</text:p>
          </table:table-cell>
          <table:table-cell table:style-name="ce27" table:formula="of:=TRUNC(MAX([.E15]+[.G15]+[.I15]-[.J15]; 0))" office:value-type="currency" office:currency="USD" office:value="156664" calcext:value-type="currency">
            <text:p>$156,664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16]-[.J16];0)*[.F16])" office:value-type="currency" office:currency="USD" office:value="7896" calcext:value-type="currency">
            <text:p>$7,896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16]-[.J16];0)*[.H16])" office:value-type="currency" office:currency="USD" office:value="1974" calcext:value-type="currency">
            <text:p>$1,974</text:p>
          </table:table-cell>
          <table:table-cell table:style-name="ce39" table:formula="of:=TRUNC(MIN([.E16];([.AL16]+1)*RRIF_Withdrawal+([.AL16]-1)*SUM([.AA16:.AC16])-SUM([.P16];[.W16])))" office:value-type="currency" office:currency="USD" office:value="25057" calcext:value-type="currency">
            <text:p>$25,057</text:p>
          </table:table-cell>
          <table:table-cell table:style-name="ce34" office:value-type="percentage" office:value="0.0567" calcext:value-type="percentage">
            <text:p>5.67%</text:p>
          </table:table-cell>
          <table:table-cell table:style-name="ce27" table:formula="of:=TRUNC(MAX([.L15]+[.N15]+[.Q15]-[.R15];0))" office:value-type="currency" office:currency="USD" office:value="47448" calcext:value-type="currency">
            <text:p>$47,448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16]+[.Q16]-[.R16];0)*[.M16])" office:value-type="currency" office:currency="USD" office:value="2365" calcext:value-type="currency">
            <text:p>$2,365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16]+[.Q16]-[.R16];0)*[.O16])" office:value-type="currency" office:currency="USD" office:value="591" calcext:value-type="currency">
            <text:p>$591</text:p>
          </table:table-cell>
          <table:table-cell table:style-name="ce27" table:formula="of:=[.Q15]" office:value-type="currency" office:currency="USD" office:value="0" calcext:value-type="currency">
            <text:p>$0</text:p>
          </table:table-cell>
          <table:table-cell table:style-name="ce27" table:formula="of:=TRUNC(MIN([.L16];TFSA_Withdrawal))" office:value-type="currency" office:currency="USD" office:value="8019" calcext:value-type="currency">
            <text:p>$8,019</text:p>
          </table:table-cell>
          <table:table-cell table:style-name="ce27" table:formula="of:=TRUNC(MAX([.S15]+[.U15]+[.X15]-[.Y15];0))" office:value-type="currency" office:currency="USD" office:value="90261" calcext:value-type="currency">
            <text:p>$90,261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16]+[.X16]-[.Y16];0)*[.T16])" office:value-type="currency" office:currency="USD" office:value="3770" calcext:value-type="currency">
            <text:p>$3,770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16]+[.X16]-[.Y16];0)*[.V16])" office:value-type="currency" office:currency="USD" office:value="1885" calcext:value-type="currency">
            <text:p>$1,885</text:p>
          </table:table-cell>
          <table:table-cell table:style-name="ce27" table:formula="of:=TRUNC([.X15])" office:value-type="currency" office:currency="USD" office:value="0" calcext:value-type="currency">
            <text:p>$0</text:p>
          </table:table-cell>
          <table:table-cell table:style-name="ce27" table:formula="of:=TRUNC(MIN([.S16];NR_Withdrawal))" office:value-type="currency" office:currency="USD" office:value="14856" calcext:value-type="currency">
            <text:p>$14,856</text:p>
          </table:table-cell>
          <table:table-cell table:style-name="ce41" table:formula="of:=[.Z15]*(1+[.Z$2])" office:value-type="percentage" office:value="0.09899657997197" calcext:value-type="percentage">
            <text:p>9.90% </text:p>
          </table:table-cell>
          <table:table-cell table:style-name="ce27" table:formula="of:=[.AA15]" office:value-type="currency" office:currency="USD" office:value="24000" calcext:value-type="currency">
            <text:p>$24,000</text:p>
          </table:table-cell>
          <table:table-cell table:style-name="ce27" table:formula="of:=[.AB15]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J16]+[.AA16]+[.AB16]+[.AC16]" office:value-type="currency" office:currency="USD" office:value="61057" calcext:value-type="currency">
            <text:p>$61,057</text:p>
          </table:table-cell>
          <table:table-cell table:style-name="ce25" table:formula="of:=[.W16]" office:value-type="currency" office:currency="USD" office:value="1885" calcext:value-type="currency">
            <text:p>$1,885</text:p>
          </table:table-cell>
          <table:table-cell table:style-name="ce25" table:formula="of:=[.Y16]*[.Z16]" office:value-type="currency" office:currency="USD" office:value="1470.69319206359" calcext:value-type="currency">
            <text:p>$1,471</text:p>
          </table:table-cell>
          <table:table-cell table:style-name="ce27" table:formula="of:=SUM([.AD16:.AF16])" office:value-type="currency" office:currency="USD" office:value="64412.6931920636" calcext:value-type="currency">
            <text:p>$64,413</text:p>
          </table:table-cell>
          <table:table-cell office:value-type="currency" office:currency="USD" office:value="11015" calcext:value-type="currency">
            <text:p>$11,015</text:p>
          </table:table-cell>
          <table:table-cell table:formula="of:=[.AG16]-[.AH16]" office:value-type="currency" office:currency="USD" office:value="53397.6931920636" calcext:value-type="currency">
            <text:p>$53,398</text:p>
          </table:table-cell>
          <table:table-cell table:style-name="ce34" table:formula="of:=[.$AH16]/[.$AG16]" office:value-type="percentage" office:value="0.171006667383956" calcext:value-type="percentage">
            <text:p>17.10%</text:p>
          </table:table-cell>
          <table:table-cell table:formula="of:=SUM([.J16];[.P16];[.R16];[.W16];[.Y16];[.AA16];[.AB16];[.AC16])-SUM([.Q16];[.X16];[.AH16])" office:value-type="currency" office:currency="USD" office:value="75393" calcext:value-type="currency">
            <text:p>$75,393</text:p>
          </table:table-cell>
          <table:table-cell table:style-name="ce41" table:formula="of:=[.AL15]*(1+[.AL15])" office:value-type="percentage" office:value="0.0658379252450289" calcext:value-type="percentage">
            <text:p>6.58% </text:p>
          </table:table-cell>
          <table:table-cell table:formula="of:=[.AK16]*(1-[.AL16])" office:value-type="currency" office:currency="USD" office:value="70429.2813020015" calcext:value-type="currency">
            <text:p>$70,429</text:p>
          </table:table-cell>
          <table:table-cell table:number-columns-repeated="984"/>
        </table:table-row>
        <table:table-row table:style-name="ro3">
          <table:table-cell table:number-columns-repeated="2"/>
          <table:table-cell table:formula="of:=[.C16]+1" office:value-type="float" office:value="75" calcext:value-type="float">
            <text:p>75</text:p>
          </table:table-cell>
          <table:table-cell table:formula="of:=[.D16]+1" office:value-type="float" office:value="2037" calcext:value-type="float">
            <text:p>2037</text:p>
          </table:table-cell>
          <table:table-cell table:style-name="ce27" table:formula="of:=TRUNC(MAX([.E16]+[.G16]+[.I16]-[.J16]; 0))" office:value-type="currency" office:currency="USD" office:value="141477" calcext:value-type="currency">
            <text:p>$141,477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17]-[.J17];0)*[.F17])" office:value-type="currency" office:currency="USD" office:value="6939" calcext:value-type="currency">
            <text:p>$6,939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17]-[.J17];0)*[.H17])" office:value-type="currency" office:currency="USD" office:value="1734" calcext:value-type="currency">
            <text:p>$1,734</text:p>
          </table:table-cell>
          <table:table-cell table:style-name="ce39" table:formula="of:=TRUNC(MIN([.E17];([.AL17]+1)*RRIF_Withdrawal+([.AL17]-1)*SUM([.AA17:.AC17])-SUM([.P17];[.W17])))" office:value-type="currency" office:currency="USD" office:value="25825" calcext:value-type="currency">
            <text:p>$25,825</text:p>
          </table:table-cell>
          <table:table-cell table:style-name="ce34" office:value-type="percentage" office:value="0.0582" calcext:value-type="percentage">
            <text:p>5.82%</text:p>
          </table:table-cell>
          <table:table-cell table:style-name="ce27" table:formula="of:=TRUNC(MAX([.L16]+[.N16]+[.Q16]-[.R16];0))" office:value-type="currency" office:currency="USD" office:value="41794" calcext:value-type="currency">
            <text:p>$41,794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17]+[.Q17]-[.R17];0)*[.M17])" office:value-type="currency" office:currency="USD" office:value="2026" calcext:value-type="currency">
            <text:p>$2,026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17]+[.Q17]-[.R17];0)*[.O17])" office:value-type="currency" office:currency="USD" office:value="506" calcext:value-type="currency">
            <text:p>$506</text:p>
          </table:table-cell>
          <table:table-cell table:style-name="ce27" table:formula="of:=[.Q16]" office:value-type="currency" office:currency="USD" office:value="0" calcext:value-type="currency">
            <text:p>$0</text:p>
          </table:table-cell>
          <table:table-cell table:style-name="ce27" table:formula="of:=TRUNC(MIN([.L17];TFSA_Withdrawal))" office:value-type="currency" office:currency="USD" office:value="8019" calcext:value-type="currency">
            <text:p>$8,019</text:p>
          </table:table-cell>
          <table:table-cell table:style-name="ce27" table:formula="of:=TRUNC(MAX([.S16]+[.U16]+[.X16]-[.Y16];0))" office:value-type="currency" office:currency="USD" office:value="79175" calcext:value-type="currency">
            <text:p>$79,175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17]+[.X17]-[.Y17];0)*[.T17])" office:value-type="currency" office:currency="USD" office:value="3215" calcext:value-type="currency">
            <text:p>$3,215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17]+[.X17]-[.Y17];0)*[.V17])" office:value-type="currency" office:currency="USD" office:value="1607" calcext:value-type="currency">
            <text:p>$1,607</text:p>
          </table:table-cell>
          <table:table-cell table:style-name="ce27" table:formula="of:=TRUNC([.X16])" office:value-type="currency" office:currency="USD" office:value="0" calcext:value-type="currency">
            <text:p>$0</text:p>
          </table:table-cell>
          <table:table-cell table:style-name="ce27" table:formula="of:=TRUNC(MIN([.S17];NR_Withdrawal))" office:value-type="currency" office:currency="USD" office:value="14856" calcext:value-type="currency">
            <text:p>$14,856</text:p>
          </table:table-cell>
          <table:table-cell table:style-name="ce41" table:formula="of:=[.Z16]*(1+[.Z$2])" office:value-type="percentage" office:value="0.103946408970568" calcext:value-type="percentage">
            <text:p>10.39% </text:p>
          </table:table-cell>
          <table:table-cell table:style-name="ce27" table:formula="of:=[.AA16]" office:value-type="currency" office:currency="USD" office:value="24000" calcext:value-type="currency">
            <text:p>$24,000</text:p>
          </table:table-cell>
          <table:table-cell table:style-name="ce27" table:formula="of:=[.AB16]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J17]+[.AA17]+[.AB17]+[.AC17]" office:value-type="currency" office:currency="USD" office:value="61825" calcext:value-type="currency">
            <text:p>$61,825</text:p>
          </table:table-cell>
          <table:table-cell table:style-name="ce25" table:formula="of:=[.W17]" office:value-type="currency" office:currency="USD" office:value="1607" calcext:value-type="currency">
            <text:p>$1,607</text:p>
          </table:table-cell>
          <table:table-cell table:style-name="ce25" table:formula="of:=[.Y17]*[.Z17]" office:value-type="currency" office:currency="USD" office:value="1544.22785166677" calcext:value-type="currency">
            <text:p>$1,544</text:p>
          </table:table-cell>
          <table:table-cell table:style-name="ce27" table:formula="of:=SUM([.AD17:.AF17])" office:value-type="currency" office:currency="USD" office:value="64976.2278516668" calcext:value-type="currency">
            <text:p>$64,976</text:p>
          </table:table-cell>
          <table:table-cell office:value-type="currency" office:currency="USD" office:value="11237" calcext:value-type="currency">
            <text:p>$11,237</text:p>
          </table:table-cell>
          <table:table-cell table:formula="of:=[.AG17]-[.AH17]" office:value-type="currency" office:currency="USD" office:value="53739.2278516668" calcext:value-type="currency">
            <text:p>$53,739</text:p>
          </table:table-cell>
          <table:table-cell table:style-name="ce34" table:formula="of:=[.$AH17]/[.$AG17]" office:value-type="percentage" office:value="0.172940171683293" calcext:value-type="percentage">
            <text:p>17.29%</text:p>
          </table:table-cell>
          <table:table-cell table:formula="of:=SUM([.J17];[.P17];[.R17];[.W17];[.Y17];[.AA17];[.AB17];[.AC17])-SUM([.Q17];[.X17];[.AH17])" office:value-type="currency" office:currency="USD" office:value="75576" calcext:value-type="currency">
            <text:p>$75,576</text:p>
          </table:table-cell>
          <table:table-cell table:style-name="ce41" table:formula="of:=[.AL16]*(1+[.AL16])" office:value-type="percentage" office:value="0.0701725576455989" calcext:value-type="percentage">
            <text:p>7.02% </text:p>
          </table:table-cell>
          <table:table-cell table:formula="of:=[.AK17]*(1-[.AL17])" office:value-type="currency" office:currency="USD" office:value="70272.6387833762" calcext:value-type="currency">
            <text:p>$70,273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formula="of:=[.C17]+1" office:value-type="float" office:value="76" calcext:value-type="float">
            <text:p>76</text:p>
          </table:table-cell>
          <table:table-cell table:formula="of:=[.D17]+1" office:value-type="float" office:value="2038" calcext:value-type="float">
            <text:p>2038</text:p>
          </table:table-cell>
          <table:table-cell table:style-name="ce27" table:formula="of:=TRUNC(MAX([.E17]+[.G17]+[.I17]-[.J17]; 0))" office:value-type="currency" office:currency="USD" office:value="124325" calcext:value-type="currency">
            <text:p>$124,325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18]-[.J18];0)*[.F18])" office:value-type="currency" office:currency="USD" office:value="5859" calcext:value-type="currency">
            <text:p>$5,859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18]-[.J18];0)*[.H18])" office:value-type="currency" office:currency="USD" office:value="1464" calcext:value-type="currency">
            <text:p>$1,464</text:p>
          </table:table-cell>
          <table:table-cell table:style-name="ce39" table:formula="of:=TRUNC(MIN([.E18];([.AL18]+1)*RRIF_Withdrawal+([.AL18]-1)*SUM([.AA18:.AC18])-SUM([.P18];[.W18])))" office:value-type="currency" office:currency="USD" office:value="26665" calcext:value-type="currency">
            <text:p>$26,665</text:p>
          </table:table-cell>
          <table:table-cell table:style-name="ce34" office:value-type="percentage" office:value="0.0598" calcext:value-type="percentage">
            <text:p>5.98%</text:p>
          </table:table-cell>
          <table:table-cell table:style-name="ce27" table:formula="of:=TRUNC(MAX([.L17]+[.N17]+[.Q17]-[.R17];0))" office:value-type="currency" office:currency="USD" office:value="35801" calcext:value-type="currency">
            <text:p>$35,801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18]+[.Q18]-[.R18];0)*[.M18])" office:value-type="currency" office:currency="USD" office:value="1666" calcext:value-type="currency">
            <text:p>$1,666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18]+[.Q18]-[.R18];0)*[.O18])" office:value-type="currency" office:currency="USD" office:value="416" calcext:value-type="currency">
            <text:p>$416</text:p>
          </table:table-cell>
          <table:table-cell table:style-name="ce27" table:formula="of:=[.Q17]" office:value-type="currency" office:currency="USD" office:value="0" calcext:value-type="currency">
            <text:p>$0</text:p>
          </table:table-cell>
          <table:table-cell table:style-name="ce27" table:formula="of:=TRUNC(MIN([.L18];TFSA_Withdrawal))" office:value-type="currency" office:currency="USD" office:value="8019" calcext:value-type="currency">
            <text:p>$8,019</text:p>
          </table:table-cell>
          <table:table-cell table:style-name="ce27" table:formula="of:=TRUNC(MAX([.S17]+[.U17]+[.X17]-[.Y17];0))" office:value-type="currency" office:currency="USD" office:value="67534" calcext:value-type="currency">
            <text:p>$67,534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18]+[.X18]-[.Y18];0)*[.T18])" office:value-type="currency" office:currency="USD" office:value="2633" calcext:value-type="currency">
            <text:p>$2,633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18]+[.X18]-[.Y18];0)*[.V18])" office:value-type="currency" office:currency="USD" office:value="1316" calcext:value-type="currency">
            <text:p>$1,316</text:p>
          </table:table-cell>
          <table:table-cell table:style-name="ce27" table:formula="of:=TRUNC([.X17])" office:value-type="currency" office:currency="USD" office:value="0" calcext:value-type="currency">
            <text:p>$0</text:p>
          </table:table-cell>
          <table:table-cell table:style-name="ce27" table:formula="of:=TRUNC(MIN([.S18];NR_Withdrawal))" office:value-type="currency" office:currency="USD" office:value="14856" calcext:value-type="currency">
            <text:p>$14,856</text:p>
          </table:table-cell>
          <table:table-cell table:style-name="ce41" table:formula="of:=[.Z17]*(1+[.Z$2])" office:value-type="percentage" office:value="0.109143729419097" calcext:value-type="percentage">
            <text:p>10.91% </text:p>
          </table:table-cell>
          <table:table-cell table:style-name="ce27" table:formula="of:=[.AA17]" office:value-type="currency" office:currency="USD" office:value="24000" calcext:value-type="currency">
            <text:p>$24,000</text:p>
          </table:table-cell>
          <table:table-cell table:style-name="ce27" table:formula="of:=[.AB17]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J18]+[.AA18]+[.AB18]+[.AC18]" office:value-type="currency" office:currency="USD" office:value="62665" calcext:value-type="currency">
            <text:p>$62,665</text:p>
          </table:table-cell>
          <table:table-cell table:style-name="ce25" table:formula="of:=[.W18]" office:value-type="currency" office:currency="USD" office:value="1316" calcext:value-type="currency">
            <text:p>$1,316</text:p>
          </table:table-cell>
          <table:table-cell table:style-name="ce25" table:formula="of:=[.Y18]*[.Z18]" office:value-type="currency" office:currency="USD" office:value="1621.4392442501" calcext:value-type="currency">
            <text:p>$1,621</text:p>
          </table:table-cell>
          <table:table-cell table:style-name="ce27" table:formula="of:=SUM([.AD18:.AF18])" office:value-type="currency" office:currency="USD" office:value="65602.4392442501" calcext:value-type="currency">
            <text:p>$65,602</text:p>
          </table:table-cell>
          <table:table-cell office:value-type="currency" office:currency="USD" office:value="11480" calcext:value-type="currency">
            <text:p>$11,480</text:p>
          </table:table-cell>
          <table:table-cell table:formula="of:=[.AG18]-[.AH18]" office:value-type="currency" office:currency="USD" office:value="54122.4392442501" calcext:value-type="currency">
            <text:p>$54,122</text:p>
          </table:table-cell>
          <table:table-cell table:style-name="ce34" table:formula="of:=[.$AH18]/[.$AG18]" office:value-type="percentage" office:value="0.174993493111709" calcext:value-type="percentage">
            <text:p>17.50%</text:p>
          </table:table-cell>
          <table:table-cell table:formula="of:=SUM([.J18];[.P18];[.R18];[.W18];[.Y18];[.AA18];[.AB18];[.AC18])-SUM([.Q18];[.X18];[.AH18])" office:value-type="currency" office:currency="USD" office:value="75792" calcext:value-type="currency">
            <text:p>$75,792</text:p>
          </table:table-cell>
          <table:table-cell table:style-name="ce41" table:formula="of:=[.AL17]*(1+[.AL17])" office:value-type="percentage" office:value="0.0750967454921238" calcext:value-type="percentage">
            <text:p>7.51% </text:p>
          </table:table-cell>
          <table:table-cell table:formula="of:=[.AK18]*(1-[.AL18])" office:value-type="currency" office:currency="USD" office:value="70100.2674656609" calcext:value-type="currency">
            <text:p>$70,100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formula="of:=[.C18]+1" office:value-type="float" office:value="77" calcext:value-type="float">
            <text:p>77</text:p>
          </table:table-cell>
          <table:table-cell table:formula="of:=[.D18]+1" office:value-type="float" office:value="2039" calcext:value-type="float">
            <text:p>2039</text:p>
          </table:table-cell>
          <table:table-cell table:style-name="ce27" table:formula="of:=TRUNC(MAX([.E18]+[.G18]+[.I18]-[.J18]; 0))" office:value-type="currency" office:currency="USD" office:value="104983" calcext:value-type="currency">
            <text:p>$104,983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19]-[.J19];0)*[.F19])" office:value-type="currency" office:currency="USD" office:value="4643" calcext:value-type="currency">
            <text:p>$4,643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19]-[.J19];0)*[.H19])" office:value-type="currency" office:currency="USD" office:value="1160" calcext:value-type="currency">
            <text:p>$1,160</text:p>
          </table:table-cell>
          <table:table-cell table:style-name="ce39" table:formula="of:=TRUNC(MIN([.E19];([.AL19]+1)*RRIF_Withdrawal+([.AL19]-1)*SUM([.AA19:.AC19])-SUM([.P19];[.W19])))" office:value-type="currency" office:currency="USD" office:value="27592" calcext:value-type="currency">
            <text:p>$27,592</text:p>
          </table:table-cell>
          <table:table-cell table:style-name="ce34" office:value-type="percentage" office:value="0.0617" calcext:value-type="percentage">
            <text:p>6.17%</text:p>
          </table:table-cell>
          <table:table-cell table:style-name="ce27" table:formula="of:=TRUNC(MAX([.L18]+[.N18]+[.Q18]-[.R18];0))" office:value-type="currency" office:currency="USD" office:value="29448" calcext:value-type="currency">
            <text:p>$29,448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19]+[.Q19]-[.R19];0)*[.M19])" office:value-type="currency" office:currency="USD" office:value="1285" calcext:value-type="currency">
            <text:p>$1,285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19]+[.Q19]-[.R19];0)*[.O19])" office:value-type="currency" office:currency="USD" office:value="321" calcext:value-type="currency">
            <text:p>$321</text:p>
          </table:table-cell>
          <table:table-cell table:style-name="ce27" table:formula="of:=[.Q18]" office:value-type="currency" office:currency="USD" office:value="0" calcext:value-type="currency">
            <text:p>$0</text:p>
          </table:table-cell>
          <table:table-cell table:style-name="ce27" table:formula="of:=TRUNC(MIN([.L19];TFSA_Withdrawal))" office:value-type="currency" office:currency="USD" office:value="8019" calcext:value-type="currency">
            <text:p>$8,019</text:p>
          </table:table-cell>
          <table:table-cell table:style-name="ce27" table:formula="of:=TRUNC(MAX([.S18]+[.U18]+[.X18]-[.Y18];0))" office:value-type="currency" office:currency="USD" office:value="55311" calcext:value-type="currency">
            <text:p>$55,311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19]+[.X19]-[.Y19];0)*[.T19])" office:value-type="currency" office:currency="USD" office:value="2022" calcext:value-type="currency">
            <text:p>$2,022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19]+[.X19]-[.Y19];0)*[.V19])" office:value-type="currency" office:currency="USD" office:value="1011" calcext:value-type="currency">
            <text:p>$1,011</text:p>
          </table:table-cell>
          <table:table-cell table:style-name="ce27" table:formula="of:=TRUNC([.X18])" office:value-type="currency" office:currency="USD" office:value="0" calcext:value-type="currency">
            <text:p>$0</text:p>
          </table:table-cell>
          <table:table-cell table:style-name="ce27" table:formula="of:=TRUNC(MIN([.S19];NR_Withdrawal))" office:value-type="currency" office:currency="USD" office:value="14856" calcext:value-type="currency">
            <text:p>$14,856</text:p>
          </table:table-cell>
          <table:table-cell table:style-name="ce41" table:formula="of:=[.Z18]*(1+[.Z$2])" office:value-type="percentage" office:value="0.114600915890052" calcext:value-type="percentage">
            <text:p>11.46% </text:p>
          </table:table-cell>
          <table:table-cell table:style-name="ce27" table:formula="of:=[.AA18]" office:value-type="currency" office:currency="USD" office:value="24000" calcext:value-type="currency">
            <text:p>$24,000</text:p>
          </table:table-cell>
          <table:table-cell table:style-name="ce27" table:formula="of:=[.AB18]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J19]+[.AA19]+[.AB19]+[.AC19]" office:value-type="currency" office:currency="USD" office:value="63592" calcext:value-type="currency">
            <text:p>$63,592</text:p>
          </table:table-cell>
          <table:table-cell table:style-name="ce25" table:formula="of:=[.W19]" office:value-type="currency" office:currency="USD" office:value="1011" calcext:value-type="currency">
            <text:p>$1,011</text:p>
          </table:table-cell>
          <table:table-cell table:style-name="ce25" table:formula="of:=[.Y19]*[.Z19]" office:value-type="currency" office:currency="USD" office:value="1702.51120646261" calcext:value-type="currency">
            <text:p>$1,703</text:p>
          </table:table-cell>
          <table:table-cell table:style-name="ce27" table:formula="of:=SUM([.AD19:.AF19])" office:value-type="currency" office:currency="USD" office:value="66305.5112064626" calcext:value-type="currency">
            <text:p>$66,306</text:p>
          </table:table-cell>
          <table:table-cell office:value-type="currency" office:currency="USD" office:value="11748" calcext:value-type="currency">
            <text:p>$11,748</text:p>
          </table:table-cell>
          <table:table-cell table:formula="of:=[.AG19]-[.AH19]" office:value-type="currency" office:currency="USD" office:value="54557.5112064626" calcext:value-type="currency">
            <text:p>$54,558</text:p>
          </table:table-cell>
          <table:table-cell table:style-name="ce34" table:formula="of:=[.$AH19]/[.$AG19]" office:value-type="percentage" office:value="0.177179842010704" calcext:value-type="percentage">
            <text:p>17.72%</text:p>
          </table:table-cell>
          <table:table-cell table:formula="of:=SUM([.J19];[.P19];[.R19];[.W19];[.Y19];[.AA19];[.AB19];[.AC19])-SUM([.Q19];[.X19];[.AH19])" office:value-type="currency" office:currency="USD" office:value="76051" calcext:value-type="currency">
            <text:p>$76,051</text:p>
          </table:table-cell>
          <table:table-cell table:style-name="ce41" table:formula="of:=[.AL18]*(1+[.AL18])" office:value-type="percentage" office:value="0.0807362666756326" calcext:value-type="percentage">
            <text:p>8.07% </text:p>
          </table:table-cell>
          <table:table-cell table:formula="of:=[.AK19]*(1-[.AL19])" office:value-type="currency" office:currency="USD" office:value="69910.9261830515" calcext:value-type="currency">
            <text:p>$69,911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formula="of:=[.C19]+1" office:value-type="float" office:value="78" calcext:value-type="float">
            <text:p>78</text:p>
          </table:table-cell>
          <table:table-cell table:formula="of:=[.D19]+1" office:value-type="float" office:value="2040" calcext:value-type="float">
            <text:p>2040</text:p>
          </table:table-cell>
          <table:table-cell table:style-name="ce27" table:formula="of:=TRUNC(MAX([.E19]+[.G19]+[.I19]-[.J19]; 0))" office:value-type="currency" office:currency="USD" office:value="83194" calcext:value-type="currency">
            <text:p>$83,194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20]-[.J20];0)*[.F20])" office:value-type="currency" office:currency="USD" office:value="3274" calcext:value-type="currency">
            <text:p>$3,274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20]-[.J20];0)*[.H20])" office:value-type="currency" office:currency="USD" office:value="818" calcext:value-type="currency">
            <text:p>$818</text:p>
          </table:table-cell>
          <table:table-cell table:style-name="ce39" table:formula="of:=TRUNC(MIN([.E20];([.AL20]+1)*RRIF_Withdrawal+([.AL20]-1)*SUM([.AA20:.AC20])-SUM([.P20];[.W20])))" office:value-type="currency" office:currency="USD" office:value="28623" calcext:value-type="currency">
            <text:p>$28,623</text:p>
          </table:table-cell>
          <table:table-cell table:style-name="ce34" office:value-type="percentage" office:value="0.0636" calcext:value-type="percentage">
            <text:p>6.36%</text:p>
          </table:table-cell>
          <table:table-cell table:style-name="ce27" table:formula="of:=TRUNC(MAX([.L19]+[.N19]+[.Q19]-[.R19];0))" office:value-type="currency" office:currency="USD" office:value="22714" calcext:value-type="currency">
            <text:p>$22,714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20]+[.Q20]-[.R20];0)*[.M20])" office:value-type="currency" office:currency="USD" office:value="881" calcext:value-type="currency">
            <text:p>$881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20]+[.Q20]-[.R20];0)*[.O20])" office:value-type="currency" office:currency="USD" office:value="220" calcext:value-type="currency">
            <text:p>$220</text:p>
          </table:table-cell>
          <table:table-cell table:style-name="ce27" table:formula="of:=[.Q19]" office:value-type="currency" office:currency="USD" office:value="0" calcext:value-type="currency">
            <text:p>$0</text:p>
          </table:table-cell>
          <table:table-cell table:style-name="ce27" table:formula="of:=TRUNC(MIN([.L20];TFSA_Withdrawal))" office:value-type="currency" office:currency="USD" office:value="8019" calcext:value-type="currency">
            <text:p>$8,019</text:p>
          </table:table-cell>
          <table:table-cell table:style-name="ce27" table:formula="of:=TRUNC(MAX([.S19]+[.U19]+[.X19]-[.Y19];0))" office:value-type="currency" office:currency="USD" office:value="42477" calcext:value-type="currency">
            <text:p>$42,477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20]+[.X20]-[.Y20];0)*[.T20])" office:value-type="currency" office:currency="USD" office:value="1381" calcext:value-type="currency">
            <text:p>$1,381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20]+[.X20]-[.Y20];0)*[.V20])" office:value-type="currency" office:currency="USD" office:value="690" calcext:value-type="currency">
            <text:p>$690</text:p>
          </table:table-cell>
          <table:table-cell table:style-name="ce27" table:formula="of:=TRUNC([.X19])" office:value-type="currency" office:currency="USD" office:value="0" calcext:value-type="currency">
            <text:p>$0</text:p>
          </table:table-cell>
          <table:table-cell table:style-name="ce27" table:formula="of:=TRUNC(MIN([.S20];NR_Withdrawal))" office:value-type="currency" office:currency="USD" office:value="14856" calcext:value-type="currency">
            <text:p>$14,856</text:p>
          </table:table-cell>
          <table:table-cell table:style-name="ce41" table:formula="of:=[.Z19]*(1+[.Z$2])" office:value-type="percentage" office:value="0.120330961684554" calcext:value-type="percentage">
            <text:p>12.03% </text:p>
          </table:table-cell>
          <table:table-cell table:style-name="ce27" table:formula="of:=[.AA19]" office:value-type="currency" office:currency="USD" office:value="24000" calcext:value-type="currency">
            <text:p>$24,000</text:p>
          </table:table-cell>
          <table:table-cell table:style-name="ce27" table:formula="of:=[.AB19]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J20]+[.AA20]+[.AB20]+[.AC20]" office:value-type="currency" office:currency="USD" office:value="64623" calcext:value-type="currency">
            <text:p>$64,623</text:p>
          </table:table-cell>
          <table:table-cell table:style-name="ce25" table:formula="of:=[.W20]" office:value-type="currency" office:currency="USD" office:value="690" calcext:value-type="currency">
            <text:p>$690</text:p>
          </table:table-cell>
          <table:table-cell table:style-name="ce25" table:formula="of:=[.Y20]*[.Z20]" office:value-type="currency" office:currency="USD" office:value="1787.63676678574" calcext:value-type="currency">
            <text:p>$1,788</text:p>
          </table:table-cell>
          <table:table-cell table:style-name="ce27" table:formula="of:=SUM([.AD20:.AF20])" office:value-type="currency" office:currency="USD" office:value="67100.6367667857" calcext:value-type="currency">
            <text:p>$67,101</text:p>
          </table:table-cell>
          <table:table-cell office:value-type="currency" office:currency="USD" office:value="12046" calcext:value-type="currency">
            <text:p>$12,046</text:p>
          </table:table-cell>
          <table:table-cell table:formula="of:=[.AG20]-[.AH20]" office:value-type="currency" office:currency="USD" office:value="55054.6367667857" calcext:value-type="currency">
            <text:p>$55,055</text:p>
          </table:table-cell>
          <table:table-cell table:style-name="ce34" table:formula="of:=[.$AH20]/[.$AG20]" office:value-type="percentage" office:value="0.179521396225597" calcext:value-type="percentage">
            <text:p>17.95%</text:p>
          </table:table-cell>
          <table:table-cell table:formula="of:=SUM([.J20];[.P20];[.R20];[.W20];[.Y20];[.AA20];[.AB20];[.AC20])-SUM([.Q20];[.X20];[.AH20])" office:value-type="currency" office:currency="USD" office:value="76362" calcext:value-type="currency">
            <text:p>$76,362</text:p>
          </table:table-cell>
          <table:table-cell table:style-name="ce41" table:formula="of:=[.AL19]*(1+[.AL19])" office:value-type="percentage" office:value="0.0872546114323515" calcext:value-type="percentage">
            <text:p>8.73% </text:p>
          </table:table-cell>
          <table:table-cell table:formula="of:=[.AK20]*(1-[.AL20])" office:value-type="currency" office:currency="USD" office:value="69699.0633618028" calcext:value-type="currency">
            <text:p>$69,699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formula="of:=[.C20]+1" office:value-type="float" office:value="79" calcext:value-type="float">
            <text:p>79</text:p>
          </table:table-cell>
          <table:table-cell table:formula="of:=[.D20]+1" office:value-type="float" office:value="2041" calcext:value-type="float">
            <text:p>2041</text:p>
          </table:table-cell>
          <table:table-cell table:style-name="ce27" table:formula="of:=TRUNC(MAX([.E20]+[.G20]+[.I20]-[.J20]; 0))" office:value-type="currency" office:currency="USD" office:value="58663" calcext:value-type="currency">
            <text:p>$58,663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21]-[.J21];0)*[.F21])" office:value-type="currency" office:currency="USD" office:value="1733" calcext:value-type="currency">
            <text:p>$1,733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21]-[.J21];0)*[.H21])" office:value-type="currency" office:currency="USD" office:value="433" calcext:value-type="currency">
            <text:p>$433</text:p>
          </table:table-cell>
          <table:table-cell table:style-name="ce39" table:formula="of:=TRUNC(MIN([.E21];([.AL21]+1)*RRIF_Withdrawal+([.AL21]-1)*SUM([.AA21:.AC21])-SUM([.P21];[.W21])))" office:value-type="currency" office:currency="USD" office:value="29778" calcext:value-type="currency">
            <text:p>$29,778</text:p>
          </table:table-cell>
          <table:table-cell table:style-name="ce34" office:value-type="percentage" office:value="0.0658" calcext:value-type="percentage">
            <text:p>6.58%</text:p>
          </table:table-cell>
          <table:table-cell table:style-name="ce27" table:formula="of:=TRUNC(MAX([.L20]+[.N20]+[.Q20]-[.R20];0))" office:value-type="currency" office:currency="USD" office:value="15576" calcext:value-type="currency">
            <text:p>$15,576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21]+[.Q21]-[.R21];0)*[.M21])" office:value-type="currency" office:currency="USD" office:value="453" calcext:value-type="currency">
            <text:p>$453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21]+[.Q21]-[.R21];0)*[.O21])" office:value-type="currency" office:currency="USD" office:value="113" calcext:value-type="currency">
            <text:p>$113</text:p>
          </table:table-cell>
          <table:table-cell table:style-name="ce27" table:formula="of:=[.Q20]" office:value-type="currency" office:currency="USD" office:value="0" calcext:value-type="currency">
            <text:p>$0</text:p>
          </table:table-cell>
          <table:table-cell table:style-name="ce27" table:formula="of:=TRUNC(MIN([.L21];TFSA_Withdrawal))" office:value-type="currency" office:currency="USD" office:value="8019" calcext:value-type="currency">
            <text:p>$8,019</text:p>
          </table:table-cell>
          <table:table-cell table:style-name="ce27" table:formula="of:=TRUNC(MAX([.S20]+[.U20]+[.X20]-[.Y20];0))" office:value-type="currency" office:currency="USD" office:value="29002" calcext:value-type="currency">
            <text:p>$29,002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21]+[.X21]-[.Y21];0)*[.T21])" office:value-type="currency" office:currency="USD" office:value="707" calcext:value-type="currency">
            <text:p>$707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21]+[.X21]-[.Y21];0)*[.V21])" office:value-type="currency" office:currency="USD" office:value="353" calcext:value-type="currency">
            <text:p>$353</text:p>
          </table:table-cell>
          <table:table-cell table:style-name="ce27" table:formula="of:=TRUNC([.X20])" office:value-type="currency" office:currency="USD" office:value="0" calcext:value-type="currency">
            <text:p>$0</text:p>
          </table:table-cell>
          <table:table-cell table:style-name="ce27" table:formula="of:=TRUNC(MIN([.S21];NR_Withdrawal))" office:value-type="currency" office:currency="USD" office:value="14856" calcext:value-type="currency">
            <text:p>$14,856</text:p>
          </table:table-cell>
          <table:table-cell table:style-name="ce41" table:formula="of:=[.Z20]*(1+[.Z$2])" office:value-type="percentage" office:value="0.126347509768782" calcext:value-type="percentage">
            <text:p>12.63% </text:p>
          </table:table-cell>
          <table:table-cell table:style-name="ce27" table:formula="of:=[.AA20]" office:value-type="currency" office:currency="USD" office:value="24000" calcext:value-type="currency">
            <text:p>$24,000</text:p>
          </table:table-cell>
          <table:table-cell table:style-name="ce27" table:formula="of:=[.AB20]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J21]+[.AA21]+[.AB21]+[.AC21]" office:value-type="currency" office:currency="USD" office:value="65778" calcext:value-type="currency">
            <text:p>$65,778</text:p>
          </table:table-cell>
          <table:table-cell table:style-name="ce25" table:formula="of:=[.W21]" office:value-type="currency" office:currency="USD" office:value="353" calcext:value-type="currency">
            <text:p>$353</text:p>
          </table:table-cell>
          <table:table-cell table:style-name="ce25" table:formula="of:=[.Y21]*[.Z21]" office:value-type="currency" office:currency="USD" office:value="1877.01860512503" calcext:value-type="currency">
            <text:p>$1,877</text:p>
          </table:table-cell>
          <table:table-cell table:style-name="ce27" table:formula="of:=SUM([.AD21:.AF21])" office:value-type="currency" office:currency="USD" office:value="68008.018605125" calcext:value-type="currency">
            <text:p>$68,008</text:p>
          </table:table-cell>
          <table:table-cell office:value-type="currency" office:currency="USD" office:value="12379" calcext:value-type="currency">
            <text:p>$12,379</text:p>
          </table:table-cell>
          <table:table-cell table:formula="of:=[.AG21]-[.AH21]" office:value-type="currency" office:currency="USD" office:value="55629.018605125" calcext:value-type="currency">
            <text:p>$55,629</text:p>
          </table:table-cell>
          <table:table-cell table:style-name="ce34" table:formula="of:=[.$AH21]/[.$AG21]" office:value-type="percentage" office:value="0.182022653414977" calcext:value-type="percentage">
            <text:p>18.20%</text:p>
          </table:table-cell>
          <table:table-cell table:formula="of:=SUM([.J21];[.P21];[.R21];[.W21];[.Y21];[.AA21];[.AB21];[.AC21])-SUM([.Q21];[.X21];[.AH21])" office:value-type="currency" office:currency="USD" office:value="76740" calcext:value-type="currency">
            <text:p>$76,740</text:p>
          </table:table-cell>
          <table:table-cell table:style-name="ce41" table:formula="of:=[.AL20]*(1+[.AL20])" office:value-type="percentage" office:value="0.0948679786485622" calcext:value-type="percentage">
            <text:p>9.49% </text:p>
          </table:table-cell>
          <table:table-cell table:formula="of:=[.AK21]*(1-[.AL21])" office:value-type="currency" office:currency="USD" office:value="69459.8313185093" calcext:value-type="currency">
            <text:p>$69,460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formula="of:=[.C21]+1" office:value-type="float" office:value="80" calcext:value-type="float">
            <text:p>80</text:p>
          </table:table-cell>
          <table:table-cell table:formula="of:=[.D21]+1" office:value-type="float" office:value="2042" calcext:value-type="float">
            <text:p>2042</text:p>
          </table:table-cell>
          <table:table-cell table:style-name="ce27" table:formula="of:=TRUNC(MAX([.E21]+[.G21]+[.I21]-[.J21]; 0))" office:value-type="currency" office:currency="USD" office:value="31051" calcext:value-type="currency">
            <text:p>$31,051</text:p>
          </table:table-cell>
          <table:table-cell table:style-name="ce34" table:formula="of:=RRIF_Growth" office:value-type="percentage" office:value="0.06" calcext:value-type="percentage">
            <text:p>6.00%</text:p>
          </table:table-cell>
          <table:table-cell table:style-name="ce27" table:formula="of:=TRUNC(MAX([.E22]-[.J22];0)*[.F22])" office:value-type="currency" office:currency="USD" office:value="0" calcext:value-type="currency">
            <text:p>$0</text:p>
          </table:table-cell>
          <table:table-cell table:style-name="ce34" table:formula="of:=RRIF_Yield" office:value-type="percentage" office:value="0.015" calcext:value-type="percentage">
            <text:p>1.50%</text:p>
          </table:table-cell>
          <table:table-cell table:style-name="ce27" table:formula="of:=TRUNC(MAX([.E22]-[.J22];0)*[.H22])" office:value-type="currency" office:currency="USD" office:value="0" calcext:value-type="currency">
            <text:p>$0</text:p>
          </table:table-cell>
          <table:table-cell table:style-name="ce39" table:formula="of:=TRUNC(MIN([.E22];([.AL22]+1)*RRIF_Withdrawal+([.AL22]-1)*SUM([.AA22:.AC22])-SUM([.P22];[.W22])))" office:value-type="currency" office:currency="USD" office:value="31051" calcext:value-type="currency">
            <text:p>$31,051</text:p>
          </table:table-cell>
          <table:table-cell table:style-name="ce34" office:value-type="percentage" office:value="0.0682" calcext:value-type="percentage">
            <text:p>6.82%</text:p>
          </table:table-cell>
          <table:table-cell table:style-name="ce27" table:formula="of:=TRUNC(MAX([.L21]+[.N21]+[.Q21]-[.R21];0))" office:value-type="currency" office:currency="USD" office:value="8010" calcext:value-type="currency">
            <text:p>$8,010</text:p>
          </table:table-cell>
          <table:table-cell table:style-name="ce34" table:formula="of:=TFSA_Growth" office:value-type="percentage" office:value="0.06" calcext:value-type="percentage">
            <text:p>6.00%</text:p>
          </table:table-cell>
          <table:table-cell table:style-name="ce27" table:formula="of:=TRUNC(MAX([.L22]+[.Q22]-[.R22];0)*[.M22])" office:value-type="currency" office:currency="USD" office:value="0" calcext:value-type="currency">
            <text:p>$0</text:p>
          </table:table-cell>
          <table:table-cell table:style-name="ce34" table:formula="of:=TFSA_Yield" office:value-type="percentage" office:value="0.015" calcext:value-type="percentage">
            <text:p>1.50%</text:p>
          </table:table-cell>
          <table:table-cell table:style-name="ce27" table:formula="of:=TRUNC(MAX([.L22]+[.Q22]-[.R22];0)*[.O22])" office:value-type="currency" office:currency="USD" office:value="0" calcext:value-type="currency">
            <text:p>$0</text:p>
          </table:table-cell>
          <table:table-cell table:style-name="ce27" table:formula="of:=[.Q21]" office:value-type="currency" office:currency="USD" office:value="0" calcext:value-type="currency">
            <text:p>$0</text:p>
          </table:table-cell>
          <table:table-cell table:style-name="ce27" table:formula="of:=TRUNC(MIN([.L22];TFSA_Withdrawal))" office:value-type="currency" office:currency="USD" office:value="8010" calcext:value-type="currency">
            <text:p>$8,010</text:p>
          </table:table-cell>
          <table:table-cell table:style-name="ce27" table:formula="of:=TRUNC(MAX([.S21]+[.U21]+[.X21]-[.Y21];0))" office:value-type="currency" office:currency="USD" office:value="14853" calcext:value-type="currency">
            <text:p>$14,853</text:p>
          </table:table-cell>
          <table:table-cell table:style-name="ce34" table:formula="of:=NR_Growth" office:value-type="percentage" office:value="0.05" calcext:value-type="percentage">
            <text:p>5.00%</text:p>
          </table:table-cell>
          <table:table-cell table:style-name="ce27" table:formula="of:=TRUNC(MAX([.S22]+[.X22]-[.Y22];0)*[.T22])" office:value-type="currency" office:currency="USD" office:value="0" calcext:value-type="currency">
            <text:p>$0</text:p>
          </table:table-cell>
          <table:table-cell table:style-name="ce34" table:formula="of:=NR_Yield" office:value-type="percentage" office:value="0.025" calcext:value-type="percentage">
            <text:p>2.50%</text:p>
          </table:table-cell>
          <table:table-cell table:style-name="ce27" table:formula="of:=TRUNC(MAX([.S22]+[.X22]-[.Y22];0)*[.V22])" office:value-type="currency" office:currency="USD" office:value="0" calcext:value-type="currency">
            <text:p>$0</text:p>
          </table:table-cell>
          <table:table-cell table:style-name="ce27" table:formula="of:=TRUNC([.X21])" office:value-type="currency" office:currency="USD" office:value="0" calcext:value-type="currency">
            <text:p>$0</text:p>
          </table:table-cell>
          <table:table-cell table:style-name="ce27" table:formula="of:=TRUNC(MIN([.S22];NR_Withdrawal))" office:value-type="currency" office:currency="USD" office:value="14853" calcext:value-type="currency">
            <text:p>$14,853</text:p>
          </table:table-cell>
          <table:table-cell table:style-name="ce41" table:formula="of:=[.Z21]*(1+[.Z$2])" office:value-type="percentage" office:value="0.132664885257221" calcext:value-type="percentage">
            <text:p>13.27% </text:p>
          </table:table-cell>
          <table:table-cell table:style-name="ce27" table:formula="of:=[.AA21]" office:value-type="currency" office:currency="USD" office:value="24000" calcext:value-type="currency">
            <text:p>$24,000</text:p>
          </table:table-cell>
          <table:table-cell table:style-name="ce27" table:formula="of:=[.AB21]" office:value-type="currency" office:currency="USD" office:value="12000" calcext:value-type="currency">
            <text:p>$12,000</text:p>
          </table:table-cell>
          <table:table-cell office:value-type="float" office:value="0" calcext:value-type="float">
            <text:p>0</text:p>
          </table:table-cell>
          <table:table-cell table:style-name="ce25" table:formula="of:=[.J22]+[.AA22]+[.AB22]+[.AC22]" office:value-type="currency" office:currency="USD" office:value="67051" calcext:value-type="currency">
            <text:p>$67,051</text:p>
          </table:table-cell>
          <table:table-cell table:style-name="ce25" table:formula="of:=[.W22]" office:value-type="currency" office:currency="USD" office:value="0" calcext:value-type="currency">
            <text:p>$0</text:p>
          </table:table-cell>
          <table:table-cell table:style-name="ce25" table:formula="of:=[.Y22]*[.Z22]" office:value-type="currency" office:currency="USD" office:value="1970.47154072551" calcext:value-type="currency">
            <text:p>$1,970</text:p>
          </table:table-cell>
          <table:table-cell table:style-name="ce27" table:formula="of:=SUM([.AD22:.AF22])" office:value-type="currency" office:currency="USD" office:value="69021.4715407255" calcext:value-type="currency">
            <text:p>$69,021</text:p>
          </table:table-cell>
          <table:table-cell office:value-type="currency" office:currency="USD" office:value="12745" calcext:value-type="currency">
            <text:p>$12,745</text:p>
          </table:table-cell>
          <table:table-cell table:formula="of:=[.AG22]-[.AH22]" office:value-type="currency" office:currency="USD" office:value="56276.4715407255" calcext:value-type="currency">
            <text:p>$56,276</text:p>
          </table:table-cell>
          <table:table-cell table:style-name="ce34" table:formula="of:=[.$AH22]/[.$AG22]" office:value-type="percentage" office:value="0.184652684382134" calcext:value-type="percentage">
            <text:p>18.47%</text:p>
          </table:table-cell>
          <table:table-cell table:formula="of:=SUM([.J22];[.P22];[.R22];[.W22];[.Y22];[.AA22];[.AB22];[.AC22])-SUM([.Q22];[.X22];[.AH22])" office:value-type="currency" office:currency="USD" office:value="77169" calcext:value-type="currency">
            <text:p>$77,169</text:p>
          </table:table-cell>
          <table:table-cell table:style-name="ce41" table:formula="of:=[.AL21]*(1+[.AL21])" office:value-type="percentage" office:value="0.103867912021426" calcext:value-type="percentage">
            <text:p>10.39% </text:p>
          </table:table-cell>
          <table:table-cell table:formula="of:=[.AK22]*(1-[.AL22])" office:value-type="currency" office:currency="USD" office:value="69153.6170972186" calcext:value-type="currency">
            <text:p>$69,154</text:p>
          </table:table-cell>
          <table:table-cell table:number-columns-repeated="984"/>
        </table:table-row>
        <table:table-row table:style-name="ro2">
          <table:table-cell table:number-columns-repeated="4"/>
          <table:table-cell table:style-name="ce27" table:formula="of:=TRUNC(MAX([.E22]+[.G22]+[.I22]-[.J22]; 0))" office:value-type="currency" office:currency="USD" office:value="0" calcext:value-type="currency">
            <text:p>$0</text:p>
          </table:table-cell>
          <table:table-cell/>
          <table:table-cell table:style-name="ce27"/>
          <table:table-cell table:style-name="ce34"/>
          <table:table-cell table:style-name="ce27"/>
          <table:table-cell table:style-name="ce39"/>
          <table:table-cell table:style-name="ce34" office:value-type="percentage" office:value="0.0682" calcext:value-type="percentage">
            <text:p>6.82%</text:p>
          </table:table-cell>
          <table:table-cell table:style-name="ce27" table:formula="of:=TRUNC(MAX([.L22]+[.N22]+[.Q22]-[.R22];0))" office:value-type="currency" office:currency="USD" office:value="0" calcext:value-type="currency">
            <text:p>$0</text:p>
          </table:table-cell>
          <table:table-cell/>
          <table:table-cell table:style-name="ce27" table:formula="of:=MAX([.$L23]+[.$Q23]-[.$R23];0)*[.$M23]" office:value-type="currency" office:currency="USD" office:value="0" calcext:value-type="currency">
            <text:p>$0</text:p>
          </table:table-cell>
          <table:table-cell table:number-columns-repeated="4"/>
          <table:table-cell table:style-name="ce27" table:formula="of:=TRUNC(MAX([.S22]+[.U22]+[.X22]-[.Y22];0))" office:value-type="currency" office:currency="USD" office:value="0" calcext:value-type="currency">
            <text:p>$0</text:p>
          </table:table-cell>
          <table:table-cell table:number-columns-repeated="14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3"/>
          <table:table-cell table:number-columns-repeated="984"/>
        </table:table-row>
        <table:table-row table:style-name="ro2">
          <table:table-cell table:number-columns-repeated="4"/>
          <table:table-cell table:style-name="ce27" table:number-columns-repeated="22"/>
          <table:table-cell table:number-columns-repeated="3"/>
          <table:table-cell table:style-name="ce27" table:number-columns-repeated="2"/>
          <table:table-cell table:style-name="ce43" office:value-type="string" calcext:value-type="string">
            <text:p>Total: </text:p>
          </table:table-cell>
          <table:table-cell table:style-name="ce27" table:formula="of:=SUM([.AG2:.AG22])" office:value-type="currency" office:currency="USD" office:value="1313794.86224835" calcext:value-type="currency">
            <text:p>$1,313,795</text:p>
          </table:table-cell>
          <table:table-cell table:formula="of:=SUM([.AH2:.AH22])" office:value-type="currency" office:currency="USD" office:value="216610" calcext:value-type="currency">
            <text:p>$216,610</text:p>
          </table:table-cell>
          <table:table-cell table:formula="of:=SUM([.AI2:.AI22])" office:value-type="currency" office:currency="USD" office:value="1097184.86224835" calcext:value-type="currency">
            <text:p>$1,097,185</text:p>
          </table:table-cell>
          <table:table-cell table:style-name="ce34" table:formula="of:=[.AH24]/[.AG24]" office:value-type="percentage" office:value="0.164873532561473" calcext:value-type="percentage">
            <text:p>16.49%</text:p>
          </table:table-cell>
          <table:table-cell table:formula="of:=SUM([.AK2:.AK22])" office:value-type="currency" office:currency="USD" office:value="1568107" calcext:value-type="currency">
            <text:p>$1,568,107</text:p>
          </table:table-cell>
          <table:table-cell table:style-name="ce41"/>
          <table:table-cell table:formula="of:=SUM([.AM2:.AM22])" office:value-type="currency" office:currency="USD" office:value="1476161.35202938" calcext:value-type="currency">
            <text:p>$1,476,161</text:p>
          </table:table-cell>
          <table:table-cell table:number-columns-repeated="984"/>
        </table:table-row>
        <table:table-row table:style-name="ro2">
          <table:table-cell table:style-name="ce24"/>
          <table:table-cell table:number-columns-repeated="30"/>
          <table:table-cell table:style-name="ce57" office:value-type="string" calcext:value-type="string">
            <text:p>Average: </text:p>
          </table:table-cell>
          <table:table-cell table:style-name="ce27" table:formula="of:=[.AG24]/([.$D$22]-[.$D$2]+1)" office:value-type="currency" office:currency="USD" office:value="62561.6601070643" calcext:value-type="currency">
            <text:p>$62,562</text:p>
          </table:table-cell>
          <table:table-cell table:formula="of:=[.AH24]/([.$D$22]-[.$D$2]+1)" office:value-type="currency" office:currency="USD" office:value="10314.7619047619" calcext:value-type="currency">
            <text:p>$10,315</text:p>
          </table:table-cell>
          <table:table-cell table:formula="of:=[.AI24]/([.$D$22]-[.$D$2]+1)" office:value-type="currency" office:currency="USD" office:value="52246.8982023024" calcext:value-type="currency">
            <text:p>$52,247</text:p>
          </table:table-cell>
          <table:table-cell/>
          <table:table-cell table:formula="of:=[.AK24]/([.$D$22]-[.$D$2]+1)" office:value-type="currency" office:currency="USD" office:value="74671.7619047619" calcext:value-type="currency">
            <text:p>$74,672</text:p>
          </table:table-cell>
          <table:table-cell table:style-name="Default"/>
          <table:table-cell table:formula="of:=[.AM24]/([.$D$22]-[.$D$2]+1)" office:value-type="currency" office:currency="USD" office:value="70293.3977156849" calcext:value-type="currency">
            <text:p>$70,293</text:p>
          </table:table-cell>
          <table:table-cell table:number-columns-repeated="984"/>
        </table:table-row>
        <table:table-row table:style-name="ro2">
          <table:table-cell table:style-name="ce24"/>
          <table:table-cell table:number-columns-repeated="17"/>
          <table:table-cell table:style-name="ce34" table:number-columns-repeated="2"/>
          <table:table-cell table:number-columns-repeated="11"/>
          <table:table-cell table:style-name="ce57" office:value-type="string" calcext:value-type="string">
            <text:p>Deviation: </text:p>
          </table:table-cell>
          <table:table-cell table:style-name="ce27"/>
          <table:table-cell/>
          <table:table-cell table:style-name="Default"/>
          <table:table-cell table:style-name="ce34"/>
          <table:table-cell table:style-name="Default" table:number-columns-repeated="2"/>
          <table:table-cell table:formula="of:=STDEV([.AM2:.AM22])" office:value-type="currency" office:currency="USD" office:value="491.361917196647" calcext:value-type="currency">
            <text:p>$491</text:p>
          </table:table-cell>
          <table:table-cell table:number-columns-repeated="984"/>
        </table:table-row>
        <table:table-row table:style-name="ro2">
          <table:table-cell table:style-name="ce24"/>
          <table:table-cell table:number-columns-repeated="7"/>
          <table:table-cell table:style-name="ce38"/>
          <table:table-cell table:number-columns-repeated="2"/>
          <table:table-cell table:style-name="ce27" table:number-columns-repeated="2"/>
          <table:table-cell table:number-columns-repeated="3"/>
          <table:table-cell table:style-name="ce27"/>
          <table:table-cell/>
          <table:table-cell table:style-name="ce27" table:number-columns-repeated="5"/>
          <table:table-cell table:number-columns-repeated="6"/>
          <table:table-cell table:style-name="ce27" table:number-columns-repeated="4"/>
          <table:table-cell table:number-columns-repeated="4"/>
          <table:table-cell table:style-name="Default" table:number-columns-repeated="2"/>
          <table:table-cell table:number-columns-repeated="984"/>
        </table:table-row>
        <table:table-row table:style-name="ro2">
          <table:table-cell table:number-columns-repeated="16"/>
          <table:table-cell table:style-name="ce27"/>
          <table:table-cell/>
          <table:table-cell table:style-name="ce27" table:number-columns-repeated="5"/>
          <table:table-cell table:number-columns-repeated="6"/>
          <table:table-cell table:style-name="ce27" table:number-columns-repeated="4"/>
          <table:table-cell table:number-columns-repeated="4"/>
          <table:table-cell table:style-name="Default"/>
          <table:table-cell table:number-columns-repeated="985"/>
        </table:table-row>
        <table:table-row table:style-name="ro2">
          <table:table-cell table:number-columns-repeated="33"/>
          <table:table-cell table:style-name="Default" table:number-columns-repeated="2"/>
          <table:table-cell/>
          <table:table-cell table:style-name="Default" table:number-columns-repeated="2"/>
          <table:table-cell table:number-columns-repeated="985"/>
        </table:table-row>
        <table:table-row table:style-name="ro2">
          <table:table-cell table:number-columns-repeated="33"/>
          <table:table-cell table:style-name="Default" table:number-columns-repeated="2"/>
          <table:table-cell/>
          <table:table-cell table:style-name="Default" table:number-columns-repeated="3"/>
          <table:table-cell table:number-columns-repeated="984"/>
        </table:table-row>
        <table:table-row table:style-name="ro2" table:number-rows-repeated="16">
          <table:table-cell table:number-columns-repeated="4"/>
          <table:table-cell table:style-name="ce30" table:number-columns-repeated="2"/>
          <table:table-cell table:number-columns-repeated="4"/>
          <table:table-cell table:style-name="ce40"/>
          <table:table-cell table:number-columns-repeated="22"/>
          <table:table-cell table:style-name="Default" table:number-columns-repeated="2"/>
          <table:table-cell/>
          <table:table-cell table:style-name="Default" table:number-columns-repeated="3"/>
          <table:table-cell table:number-columns-repeated="984"/>
        </table:table-row>
        <table:table-row table:style-name="ro2" table:number-rows-repeated="6">
          <table:table-cell table:number-columns-repeated="33"/>
          <table:table-cell table:style-name="Default" table:number-columns-repeated="2"/>
          <table:table-cell/>
          <table:table-cell table:style-name="Default" table:number-columns-repeated="3"/>
          <table:table-cell table:number-columns-repeated="984"/>
        </table:table-row>
        <table:table-row table:style-name="ro2" table:number-rows-repeated="4">
          <table:table-cell table:number-columns-repeated="2"/>
          <table:table-cell table:style-name="ce27" table:number-columns-repeated="27"/>
          <table:table-cell table:style-name="ce34"/>
          <table:table-cell table:style-name="ce27"/>
          <table:table-cell table:style-name="ce34"/>
          <table:table-cell table:number-columns-repeated="3"/>
          <table:table-cell table:style-name="ce27"/>
          <table:table-cell/>
          <table:table-cell table:style-name="Default" table:number-columns-repeated="2"/>
          <table:table-cell table:number-columns-repeated="984"/>
        </table:table-row>
        <table:table-row table:style-name="ro2">
          <table:table-cell table:number-columns-repeated="2"/>
          <table:table-cell table:style-name="ce28"/>
          <table:table-cell table:style-name="ce27" table:number-columns-repeated="26"/>
          <table:table-cell table:style-name="ce34"/>
          <table:table-cell table:style-name="ce27"/>
          <table:table-cell table:style-name="ce34"/>
          <table:table-cell table:number-columns-repeated="3"/>
          <table:table-cell table:style-name="ce27"/>
          <table:table-cell/>
          <table:table-cell table:style-name="Default" table:number-columns-repeated="2"/>
          <table:table-cell table:number-columns-repeated="984"/>
        </table:table-row>
        <table:table-row table:style-name="ro2" table:number-rows-repeated="3">
          <table:table-cell table:number-columns-repeated="32"/>
          <table:table-cell table:style-name="ce27"/>
          <table:table-cell table:number-columns-repeated="2"/>
          <table:table-cell table:style-name="ce27"/>
          <table:table-cell/>
          <table:table-cell table:style-name="Default" table:number-columns-repeated="2"/>
          <table:table-cell table:number-columns-repeated="984"/>
        </table:table-row>
        <table:table-row table:style-name="ro2" table:number-rows-repeated="17">
          <table:table-cell table:number-columns-repeated="32"/>
          <table:table-cell table:style-name="ce27"/>
          <table:table-cell table:number-columns-repeated="2"/>
          <table:table-cell table:style-name="ce27"/>
          <table:table-cell table:number-columns-repeated="3"/>
          <table:table-cell table:style-name="ce27"/>
          <table:table-cell table:style-name="ce34"/>
          <table:table-cell table:number-columns-repeated="982"/>
        </table:table-row>
        <table:table-row table:style-name="ro2" table:number-rows-repeated="3">
          <table:table-cell table:number-columns-repeated="33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27"/>
          <table:table-cell table:style-name="ce34"/>
          <table:table-cell table:number-columns-repeated="982"/>
        </table:table-row>
        <table:table-row table:style-name="ro2" table:number-rows-repeated="19">
          <table:table-cell table:number-columns-repeated="33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34"/>
          <table:table-cell table:number-columns-repeated="983"/>
        </table:table-row>
        <table:table-row table:style-name="ro2">
          <table:table-cell table:number-columns-repeated="33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34"/>
          <table:table-cell table:number-columns-repeated="983"/>
        </table:table-row>
      </table:table>
      <table:table table:name="Configuration" table:style-name="ta1">
        <table:table-column table:style-name="co16" table:default-cell-style-name="ce24"/>
        <table:table-column table:style-name="co17" table:default-cell-style-name="Default"/>
        <table:table-column table:style-name="co15" table:number-columns-repeated="1022" table:default-cell-style-name="Default"/>
        <table:table-row table:style-name="ro2">
          <table:table-cell table:style-name="ce59" office:value-type="string" calcext:value-type="string">
            <text:p>Property Name</text:p>
          </table:table-cell>
          <table:table-cell table:style-name="ce60" office:value-type="string" calcext:value-type="string">
            <text:p>Property Val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iver</text:p>
          </table:table-cell>
          <table:table-cell office:value-type="string" calcext:value-type="string">
            <text:p>C:/Python38/chromedriver.e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<text:a xlink:href="file:///C:/Program" xlink:type="simple">C:/Program</text:a> Files (x86)/BraveSoftware/Brave-Browser/Application/brave.e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www.wealthsimple.com/en-ca/tool/tax-calculator/british-columbia" xlink:type="simple">https://www.wealthsimple.com/en-ca/tool/tax-calculator/british-columbia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inancial calculator</text:p>
          </table:table-cell>
          <table:table-cell office:value-type="string" calcext:value-type="string">
            <text:p><text:a xlink:href="https://financial-calculators.com/withdrawal-savings-calculator" xlink:type="simple">https://financial-calculators.com/withdrawal-savings-calculator</text:a></text:p>
          </table:table-cell>
          <table:table-cell table:number-columns-repeated="1022"/>
        </table:table-row>
      </table:table>
      <table:named-expressions>
        <table:named-range table:name="CPP" table:base-cell-address="$Model.$B$20" table:cell-range-address="$Model.$B$15"/>
        <table:named-range table:name="IN_capitalGains" table:base-cell-address="$Model.$Z$24" table:cell-range-address="$Model.$AF$2:.$AF$22"/>
        <table:named-range table:name="IN_eligibleDividends" table:base-cell-address="$Model.$Z$24" table:cell-range-address="$Model.$AE$2:.$AE$22"/>
        <table:named-range table:name="IN_otherIncome" table:base-cell-address="$Model.$Z$24" table:cell-range-address="$Model.$AD$2:.$AD$22"/>
        <table:named-range table:name="NR_Growth" table:base-cell-address="$Model.$B$8" table:cell-range-address="$Model.$B$12"/>
        <table:named-range table:name="NR_Withdrawal" table:base-cell-address="$Model.$B$11" table:cell-range-address="$Model.$B$11"/>
        <table:named-range table:name="NR_Yield" table:base-cell-address="$Model.$B$8" table:cell-range-address="$Model.$B$13"/>
        <table:named-range table:name="OAS" table:base-cell-address="$Model.$B$21" table:cell-range-address="$Model.$B$16"/>
        <table:named-range table:name="OUT_totalTax" table:base-cell-address="$Model.$Z$24" table:cell-range-address="$Model.$AH$2:.$AH$22"/>
        <table:named-range table:name="RRIF_Growth" table:base-cell-address="$Model.$B$8" table:cell-range-address="$Model.$B$4"/>
        <table:named-range table:name="RRIF_Withdrawal" table:base-cell-address="$Model.$B$3" table:cell-range-address="$Model.$B$3"/>
        <table:named-range table:name="RRIF_Yield" table:base-cell-address="$Model.$B$8" table:cell-range-address="$Model.$B$5"/>
        <table:named-range table:name="TFSA_Growth" table:base-cell-address="$Model.$B$8" table:cell-range-address="$Model.$B$8"/>
        <table:named-range table:name="TFSA_Withdrawal" table:base-cell-address="$Model.$B$7" table:cell-range-address="$Model.$B$7"/>
        <table:named-range table:name="TFSA_Yield" table:base-cell-address="$Model.$B$8" table:cell-range-address="$Model.$B$9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date-style style:name="N122">
      <number:month number:textual="true"/>
      <number:text> </number:text>
      <number:year/>
    </number:date-style>
    <number:date-style style:name="N123" number:title="User-defined">
      <number:month number:textual="true"/>
      <number:text>, </number:text>
      <number:year/>
    </number:date-style>
    <number:date-style style:name="N124" number:title="User-defined">
      <number:month number:textual="true"/>
      <number:text>-</number:text>
      <number:year/>
    </number:dat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 number:title="User-defined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 number:title="User-defined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number-style style:name="N128">
      <number:number number:decimal-places="1" number:min-decimal-places="1" number:min-integer-digits="1"/>
    </number:number-style>
    <number:number-style style:name="N129P0" style:volatile="true">
      <number:number number:decimal-places="1" number:min-decimal-places="1" number:min-integer-digits="1"/>
    </number:number-style>
    <number:number-style style:name="N129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129P0"/>
    </number:number-style>
    <number:percentage-style style:name="N130P0" style:volatile="true">
      <number:number number:decimal-places="1" number:min-decimal-places="1" number:min-integer-digits="1"/>
      <number:text>%</number:text>
    </number:percentage-style>
    <number:percentage-style style:name="N130" number:title="User-defined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30P0"/>
    </number:percentage-style>
    <number:number-style style:name="N132P0" style:volatile="true">
      <number:number number:decimal-places="3" number:min-decimal-places="3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32P0"/>
    </number:number-style>
    <number:currency-style style:name="N134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4" number:title="User-defined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4P0"/>
    </number:currency-style>
    <number:number-style style:name="N135P0" style:volatile="true">
      <number:number number:decimal-places="2" number:min-decimal-places="2" number:min-integer-digits="1"/>
    </number:number-style>
    <number:number-style style:name="N135" number:title="User-defined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currency-style style:name="N13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 number:title="User-defined">
      <number:number number:decimal-places="4" number:min-decimal-places="4" number:min-integer-digits="1"/>
    </number:number-style>
    <number:percentage-style style:name="N147P0" style:volatile="true">
      <number:number number:decimal-places="2" number:min-decimal-places="2" number:min-integer-digits="1" number:grouping="true"/>
      <number:text>%</number:text>
    </number:percentage-style>
    <number:percentage-style style:name="N147" number:title="User-defined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47P0"/>
    </number:percentage-style>
    <number:currency-style style:name="N149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49" number:title="User-defined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49P0"/>
    </number:currency-style>
    <number:number-style style:name="N151P0" style:volatile="true">
      <number:number number:decimal-places="4" number:min-decimal-places="4" number:min-integer-digits="1" number:grouping="true"/>
    </number:number-style>
    <number:number-style style:name="N151" number:title="User-defined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53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54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-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number number:decimal-places="0" number:min-decimal-places="0" number:min-integer-digits="1" number:grouping="true"/>
    </number:number-style>
    <number:number-style style:name="N159" number:title="User-defined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currency-style style:name="N161P0" style:volatile="true">
      <number:text>U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1" number:title="User-defined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1P0"/>
    </number:currency-style>
    <number:currency-style style:name="N163P0" style:volatile="true">
      <number:text>US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3P0"/>
    </number:currency-style>
    <number:number-style style:name="N164P0" style:volatile="true">
      <number:number number:decimal-places="4" number:min-decimal-places="4" number:min-integer-digits="1"/>
    </number:number-style>
    <number:number-style style:name="N164" number:title="User-defined">
      <style:text-properties fo:color="#ff0000"/>
      <number:text>-</number:text>
      <number:number number:decimal-places="4" number:min-decimal-places="4" number:min-integer-digits="1"/>
      <style:map style:condition="value()&gt;=0" style:apply-style-name="N164P0"/>
    </number:number-style>
    <number:number-style style:name="N165" number:title="User-defined">
      <number:number number:decimal-places="5" number:min-decimal-places="5" number:min-integer-digits="1" number:grouping="true"/>
    </number:number-style>
    <number:number-style style:name="N167P0" style:volatile="true">
      <number:number number:decimal-places="6" number:min-decimal-places="6" number:min-integer-digits="1"/>
    </number:number-style>
    <number:number-style style:name="N167">
      <style:text-properties fo:color="#ff0000"/>
      <number:text>-</number:text>
      <number:number number:decimal-places="6" number:min-decimal-places="6" number:min-integer-digits="1"/>
      <style:map style:condition="value()&gt;=0" style:apply-style-name="N167P0"/>
    </number:number-style>
    <number:date-style style:name="N168">
      <number:year number:style="long"/>
      <number:text>.</number:text>
      <number:month number:style="long"/>
      <number:text>.</number:text>
      <number:day number:style="long"/>
    </number:date-style>
    <number:date-style style:name="N169" number:title="User-defined">
      <number:year number:style="long"/>
      <number:text>.</number:text>
      <number:month number:style="long"/>
      <number:text>.</number:text>
      <number:day number:style="long"/>
      <number:text>  </number:text>
    </number:date-style>
    <number:date-style style:name="N170">
      <number:day-of-week/>
      <number:text>, </number:text>
      <number:month number:style="long" number:textual="true"/>
      <number:text> </number:text>
      <number:day/>
      <number:text>,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71P0" style:volatile="true">
      <number:number number:decimal-places="0" number:min-decimal-places="0" number:min-integer-digits="1"/>
    </number:number-style>
    <number:number-style style:name="N171" number:title="User-defined">
      <style:text-properties fo:color="#ff0000"/>
      <number:text>-</number:text>
      <number:number number:decimal-places="0" number:min-decimal-places="0" number:min-integer-digits="1"/>
      <style:map style:condition="value()&gt;=0" style:apply-style-name="N171P0"/>
    </number:number-style>
    <number:number-style style:name="N172">
      <number:number number:decimal-places="3" number:min-decimal-places="3" number:min-integer-digits="1"/>
    </number:number-style>
    <number:date-style style:name="N173" number:title="User-defined">
      <number:day number:style="long"/>
    </number:date-style>
    <number:date-style style:name="N174" number:title="User-defined">
      <number:day number:style="long"/>
      <number:text>t</number:text>
      <number:hours/>
    </number:date-style>
    <number:date-style style:name="N175" number:title="User-defined">
      <number:day number:style="long"/>
      <number:text> t</number:text>
      <number:hours/>
    </number:date-style>
    <number:currency-style style:name="N17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76" number:title="User-defined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76P0"/>
    </number:currency-style>
    <number:percentage-style style:name="N177P0" style:volatile="true">
      <number:number number:decimal-places="2" number:min-decimal-places="2" number:min-integer-digits="1" number:grouping="true"/>
      <number:text>%</number:text>
    </number:percentage-style>
    <number:percentage-style style:name="N177" number:title="User-defined">
      <style:text-properties fo:color="#ff0000"/>
      <number:text>(</number:text>
      <number:number number:decimal-places="2" number:min-decimal-places="2" number:min-integer-digits="1" number:grouping="true"/>
      <number:text>%)</number:text>
      <style:map style:condition="value()&gt;=0" style:apply-style-name="N177P0"/>
    </number:percentage-style>
    <number:currency-style style:name="N17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78" number:title="User-defined">
      <style:text-properties fo:color="#ff0000"/>
      <number:text>(</number:text>
      <number:currency-symbol number:language="en" number:country="US">$</number:currency-symbol>
      <number:number number:decimal-places="4" number:min-decimal-places="4" number:min-integer-digits="1" number:grouping="true"/>
      <number:text>)</number:text>
      <style:map style:condition="value()&gt;=0" style:apply-style-name="N178P0"/>
    </number:currency-style>
    <number:number-style style:name="N179P0" style:volatile="true">
      <number:number number:decimal-places="3" number:min-decimal-places="3" number:min-integer-digits="1" number:grouping="true"/>
    </number:number-style>
    <number:number-style style:name="N179" number:title="User-defined">
      <style:text-properties fo:color="#ff0000"/>
      <number:text>(</number:text>
      <number:number number:decimal-places="3" number:min-decimal-places="3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number number:decimal-places="4" number:min-decimal-places="4" number:min-integer-digits="1" number:grouping="true"/>
    </number:number-style>
    <number:number-style style:name="N180">
      <style:text-properties fo:color="#ff0000"/>
      <number:text>(</number:text>
      <number:number number:decimal-places="4" number:min-decimal-places="4" number:min-integer-digits="1" number:grouping="true"/>
      <number:text>)</number:text>
      <style:map style:condition="value()&gt;=0" style:apply-style-name="N180P0"/>
    </number:number-style>
    <number:percentage-style style:name="N182P0" style:volatile="true">
      <number:number number:decimal-places="0" number:min-decimal-places="0" number:min-integer-digits="1" number:grouping="true"/>
      <number:text>%</number:text>
    </number:percentage-style>
    <number:percentage-style style:name="N182" number:title="User-defined">
      <style:text-properties fo:color="#ff0000"/>
      <number:text>(</number:text>
      <number:number number:decimal-places="0" number:min-decimal-places="0" number:min-integer-digits="1" number:grouping="true"/>
      <number:text>%)</number:text>
      <style:map style:condition="value()&gt;=0" style:apply-style-name="N182P0"/>
    </number:percentage-style>
    <number:percentage-style style:name="N184P0" style:volatile="true">
      <number:number number:decimal-places="1" number:min-decimal-places="1" number:min-integer-digits="1" number:grouping="true"/>
      <number:text>%</number:text>
    </number:percentage-style>
    <number:percentage-style style:name="N184">
      <style:text-properties fo:color="#ff0000"/>
      <number:text>(</number:text>
      <number:number number:decimal-places="1" number:min-decimal-places="1" number:min-integer-digits="1" number:grouping="true"/>
      <number:text>%)</number:text>
      <style:map style:condition="value()&gt;=0" style:apply-style-name="N184P0"/>
    </number:percentage-style>
    <number:date-style style:name="N185">
      <number:year number:style="long"/>
    </number:date-style>
    <number:number-style style:name="N186P0" style:volatile="true">
      <number:number number:decimal-places="2" number:min-decimal-places="2" number:min-integer-digits="1" number:grouping="true"/>
    </number:number-style>
    <number:number-style style:name="N18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currency-style style:name="N18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88">
      <style:text-properties fo:color="#ff0000"/>
      <number:text>(</number:text>
      <number:currency-symbol number:language="en" number:country="US">$</number:currency-symbol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percentage-style style:name="N189P0" style:volatile="true">
      <number:number number:decimal-places="0" number:min-decimal-places="0" number:min-integer-digits="1"/>
      <number:text>%</number:text>
    </number:percentage-style>
    <number:percentage-style style:name="N189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89P0"/>
    </number:percentage-style>
    <number:currency-style style:name="N191P0" style:volatile="true">
      <number:currency-symbol number:language="en" number:country="US">$</number:currency-symbol>
      <number:number number:decimal-places="0" number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 number:language="en" number:country="US">$</number:currency-symbol>
      <number:number number:decimal-places="0" number:min-decimal-places="0" number:min-integer-digits="1" number:grouping="true"/>
      <number:text>)</number:text>
      <style:map style:condition="value()&gt;=0" style:apply-style-name="N191P0"/>
    </number:currency-style>
    <number:percentage-style style:name="N193P0" style:volatile="true">
      <number:number number:decimal-places="2" number:min-decimal-places="2" number:min-integer-digits="1" number:grouping="true"/>
      <number:text>% </number:text>
    </number:percentage-style>
    <number:percentage-style style:name="N193">
      <style:text-properties fo:color="#ff0000"/>
      <number:text>(</number:text>
      <number:number number:decimal-places="2" number:min-decimal-places="2" number:min-integer-digits="1" number:grouping="true"/>
      <number:text>%)</number:text>
      <style:map style:condition="value()&gt;=0" style:apply-style-name="N193P0"/>
    </number:percentage-style>
    <number:currency-style style:name="N195P0" style:volatile="true">
      <style:text-properties fo:color="#00ff00"/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9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95P0"/>
    </number:currency-style>
    <number:currency-style style:name="N197P0" style:volatile="true">
      <style:text-properties fo:color="#000000"/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97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97P0"/>
    </number:currency-style>
    <number:currency-style style:name="N199P0" style:volatile="true">
      <style:text-properties fo:color="#ffffff"/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99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number-style style:name="N200P0" style:volatile="true">
      <number:number number:decimal-places="0" number:min-decimal-places="0" number:min-integer-digits="1" number:grouping="true"/>
    </number:number-style>
    <number:number-style style:name="N20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currency-style style:name="N201P0" style:volatile="true">
      <number:currency-symbol number:language="en" number:country="US">$</number:currency-symbol>
      <number:number number:decimal-places="0" number:min-decimal-places="0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 number:language="en" number:country="US">$</number:currency-symbol>
      <number:number number:decimal-places="0" number:min-decimal-places="0" number:min-integer-digits="1" number:grouping="true"/>
      <number:text>) </number:text>
      <style:map style:condition="value()&gt;=0" style:apply-style-name="N201P0"/>
    </number:currency-style>
    <number:number-style style:name="N202P0" style:volatile="true">
      <number:number number:decimal-places="0" number:min-decimal-places="0" number:min-integer-digits="1" number:grouping="true"/>
    </number:number-style>
    <number:number-style style:name="N202">
      <style:text-properties fo:color="#ff0000"/>
      <number:text>(</number:text>
      <number:number number:decimal-places="0" number:min-decimal-places="0" number:min-integer-digits="1" number:grouping="true"/>
      <number:text>) years</number:text>
      <style:map style:condition="value()&gt;=0" style:apply-style-name="N202P0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en" number:country="US">
      <number:text> </number:text>
      <number:fill-character> </number:fill-character>
      <number:text>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7" number:language="en" number:country="US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59P0" style:volatile="true" number:language="en" number:country="US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59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59P0"/>
    </number:currency-style>
    <number:number-style style:name="N10160P0" style:volatile="true" number:language="en" number:country="US">
      <number:number number:decimal-places="2" number:min-decimal-places="2" number:min-integer-digits="1" number:grouping="true"/>
    </number:number-style>
    <number:number-style style:name="N10160" number:language="en" number:country="US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60P0"/>
    </number:number-style>
    <number:number-style style:name="N10161P0" style:volatile="true" number:language="en" number:country="US">
      <number:number number:decimal-places="2" number:min-decimal-places="2" number:min-integer-digits="1" number:grouping="true"/>
    </number:number-style>
    <number:number-style style:name="N10161" number:language="en" number:country="US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1P0"/>
    </number:number-style>
    <number:number-style style:name="N10162P0" style:volatile="true" number:language="en" number:country="US">
      <number:number number:decimal-places="2" number:min-decimal-places="2" number:min-integer-digits="1" number:grouping="true"/>
    </number:number-style>
    <number:number-style style:name="N10162" number:language="en" number:country="US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62P0"/>
    </number:number-style>
    <number:number-style style:name="N10163P0" style:volatile="true" number:language="en" number:country="US">
      <number:number number:decimal-places="0" number:min-decimal-places="0" number:min-integer-digits="1" number:grouping="true"/>
    </number:number-style>
    <number:number-style style:name="N10163" number:language="en" number:country="US" number:title="User-defined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63P0"/>
    </number:number-style>
    <number:number-style style:name="N10165P0" style:volatile="true" number:language="en" number:country="US">
      <number:number number:decimal-places="3" number:min-decimal-places="3" number:min-integer-digits="1" number:grouping="true"/>
    </number:number-style>
    <number:number-style style:name="N10165" number:language="en" number:country="US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5P0"/>
    </number:number-style>
    <number:number-style style:name="N10167P0" style:volatile="true" number:language="en" number:country="US">
      <number:number number:decimal-places="4" number:min-decimal-places="4" number:min-integer-digits="1" number:grouping="true"/>
    </number:number-style>
    <number:number-style style:name="N10167" number:language="en" number:country="US" number:title="User-defined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67P0"/>
    </number:number-style>
    <number:number-style style:name="N10169P0" style:volatile="true" number:language="en" number:country="US">
      <number:number number:decimal-places="6" number:min-decimal-places="6" number:min-integer-digits="1" number:grouping="true"/>
    </number:number-style>
    <number:number-style style:name="N10169" number:language="en" number:country="US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0169P0"/>
    </number:number-style>
    <number:currency-style style:name="N1017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70" number:language="en" number:country="US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0170P0"/>
    </number:currency-style>
    <number:currency-style style:name="N10172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72" number:language="en" number:country="US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0172P0"/>
    </number:currency-style>
    <number:currency-style style:name="N10173P0" style:volatile="true" number:language="en" number:country="US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73" number:language="en" number:country="US">
      <style:text-properties fo:color="#ff0000"/>
      <number:text>(</number:text>
      <number:currency-symbol number:language="en" number:country="US">$</number:currency-symbol>
      <number:number number:decimal-places="4" number:min-decimal-places="4" number:min-integer-digits="1" number:grouping="true"/>
      <number:text>)</number:text>
      <style:map style:condition="value()&gt;=0" style:apply-style-name="N10173P0"/>
    </number:currency-style>
    <number:currency-style style:name="N10175P0" style:volatile="true" number:language="en" number:country="US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75" number:language="en" number:country="US">
      <style:text-properties fo:color="#ff0000"/>
      <number:text>(</number:text>
      <number:currency-symbol number:language="en" number:country="US">$</number:currency-symbol>
      <number:number number:decimal-places="3" number:min-decimal-places="3" number:min-integer-digits="1" number:grouping="true"/>
      <number:text>)</number:text>
      <style:map style:condition="value()&gt;=0" style:apply-style-name="N1017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20:37:45.5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18:27:02.478000000</meta:creation-date>
    <dc:date>2022-03-03T20:23:15.433000000</dc:date>
    <meta:editing-duration>P2DT20H47M50S</meta:editing-duration>
    <meta:editing-cycles>1629</meta:editing-cycles>
    <meta:generator>LibreOffice/7.2.5.2$Windows_X86_64 LibreOffice_project/499f9727c189e6ef3471021d6132d4c694f357e5</meta:generator>
    <meta:document-statistic meta:table-count="2" meta:cell-count="867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